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孫從輔   |  2022.03.03 10:01   |   <text:a xlink:type="simple" xlink:href="http://palinfo.habago.org/Entry?Command=Information_PrintForum&amp;iPage=1#FORUM42043"><text:span text:style-name="T1">#</text:span></text:a></text:p>
      <text:p text:style-name="P3">有兩個網路上的謬論要理清楚。 <text:line-break/><text:line-break/>1. 不少公知自稱反俄羅斯出兵是反戰。事實是，如果一個人只反俄羅斯出兵，那他必然不是反戰，而是反戰爭以外的某些事。另外，一個人若不反對導致戰爭的主要原因(北約東擴、法西斯猖獗)，也必然不是反戰。 <text:line-break/><text:line-break/>2. 有評論指出普丁出兵是為了個人私利。這個更是荒謬至極。世界上有人會為了自己的私利而選擇和美國對著幹這麼危險的事嗎？<text:line-break/><text:line-break/>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2">陳真   |  2022.03.03 09:48   |   <text:a xlink:type="simple" xlink:href="http://palinfo.habago.org/Entry?Command=Information_PrintForum&amp;iPage=1#FORUM42042"><text:span text:style-name="T1">#</text:span></text:a></text:p>
      <text:p text:style-name="P3">謝謝韓葳。 <text:line-break/><text:line-break/>我覺得，就客觀意義來講，人類的普遍智能其實還是相當難以恭維的，也許比鸚鵡好一些，但是面對系統性的洗腦，其實馬上就又回到鸚鵡的水平。 <text:line-break/><text:line-break/>杜斯托也夫斯基相信美能救世界，羅素相信人們普遍足夠的理性能力才能救世界，但是，現實卻告訴我們，拳頭夠硬才能救世界。 <text:line-break/><text:line-break/>雖然我還是投給杜兄一票，相信詩，相信真善美的終極價值，但那就像我相信上帝一樣，純粹是一種信念，一種嚮往，也許在現實世界中，也許直到宇宙毀滅，它都不會實現，但我對它的依戀，從來不曾動搖。</text:p>
      <text:p text:style-name="P2">韓葳   |  2022.03.03 08:54   |   <text:a xlink:type="simple" xlink:href="http://palinfo.habago.org/Entry?Command=Information_PrintForum&amp;iPage=1#FORUM42041"><text:span text:style-name="T1">#</text:span></text:a></text:p>
      <text:p text:style-name="P4">尊敬的陳醫師，您好 <text:line-break/><text:line-break/>您說：為什麼人們連最基本的思考能力似乎都不存在？ <text:line-break/><text:line-break/>根據我觀察自己和找尋答案，有一個可能的解釋是：因為人們太習慣被「自我感覺良好」主控。 <text:line-break/><text:line-break/>在思考的時候，每每想出一個自我感覺良好的「結論」，就覺得自己很聰明、感到很開心，然後就停止思考了。 <text:line-break/>後來，當接觸到反面資訊時，因為之前任由自己沈浸在「我很聰明」的快樂感受中，而這個新資訊暗示其實自己並非想像中那麼聰明，所以自我開始感覺不是很好，於是自然產生排拒，而不願繼續思考下去。 <text:line-break/><text:line-break/>這樣就會導致：當新訊息進來而有需要重新思考時，困難。 <text:line-break/>「自我感覺良好」是阻擋深入思考的一個障礙。 <text:line-break/>人們被「自我感覺良好」掌控住了，沒有認知到它是有危險性的。 </text:p>
      <text:p text:style-name="P2">Ethan   |  2022.03.03 08:37   |   <text:a xlink:type="simple" xlink:href="http://palinfo.habago.org/Entry?Command=Information_PrintForum&amp;iPage=1#FORUM42040"><text:span text:style-name="T1">#</text:span></text:a></text:p>
      <text:p text:style-name="P5"><text:span text:style-name="T2"><text:line-break/>烏克蘭新納粹 <text:line-break/></text:span><text:a xlink:type="simple" xlink:href="https://user.guancha.cn/wap/content?id=706264"><text:span text:style-name="T3">https://user.guancha.cn/wap/content?id=706264</text:span></text:a><text:span text:style-name="T2"><text:s/></text:span></text:p>
      <text:p text:style-name="P2">張萬康   |  2022.03.03 03:11   |   <text:a xlink:type="simple" xlink:href="http://palinfo.habago.org/Entry?Command=Information_PrintForum&amp;iPage=1#FORUM42039"><text:span text:style-name="T1">#</text:span></text:a></text:p>
      <text:p text:style-name="P3">在西方大國之中，我相對喜歡的總是法國，儘管極右派近年聲勢不弱，但法國的底蘊還是好，看問題清晰的人相對算多，這和他們討厭美國霸權由來已久也有關。這位法國女記者講述頓巴斯八年來的艱難狀況。 <text:line-break/><text:line-break/><text:a xlink:type="simple" xlink:href="https://m.weibo.cn/status/4742475724620327?sourceType=weixin&amp;;from=10C2195010&amp;;wm=4260_0001"><text:span text:style-name="T4">https://m.weibo.cn/status/4742475724620327?sourceType=weixin&amp;;from=10C2195010&amp;;wm=4260_0001</text:span></text:a><text:s/><text:line-break/><text:line-break/>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 <text:line-break/><text:line-break/>不過有個疑問，按說俄軍已經控制頓巴斯，她怎說居民仍遭烏軍砲擊和空襲。可能是一種零星滋擾？我想問軍事專家邱世卿，等他解答後若有必要，再跟大家報告。 <text:line-break/><text:line-break/>密特朗故去前一年吧，他的口述傳記中表示，他想再次強調和提醒的是，世界上最危險的就是美國。 <text:line-break/><text:line-break/>謝謝這個板一直能發出一些聲音支撐大家的心靈。 <text:line-break/></text:p>
      <text:p text:style-name="P2">陳真   |  2022.03.03 02:47   |   <text:a xlink:type="simple" xlink:href="http://palinfo.habago.org/Entry?Command=Information_PrintForum&amp;iPage=1#FORUM42038"><text:span text:style-name="T1">#</text:span></text:a></text:p>
      <text:p text:style-name="P4">三十年變局揭開序幕 <text:line-break/><text:line-break/>陳真 <text:line-break/><text:line-break/>2022.03.03. <text:line-break/><text:line-break/>今年一月三號，新年才剛過，突然就來了一個“五常核聲明”，中美英法俄五個聯合國常任理事國發表聯合聲明不打核戰爭。 <text:line-break/><text:line-break/>當下看到這條新聞很驚訝，媒體卻說這是2022年列強送給世人的一個禮物。但是，如果沒有大事要發生，莫名其妙怎麼會突然給大家這樣一個“禮物”呢？果然，不到兩個月的時間，大戰就爆發了，核戰的陰影也隨即而來。 <text:line-break/><text:line-break/>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 <text:line-break/><text:line-break/>這個五常核聲明是俄羅斯提議，中國積極附和，於是才有了這紙聲明。這說明了俄羅斯也不想打核戰，因為那意味著人類的毀滅。 <text:line-break/><text:line-break/>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 <text:line-break/><text:line-break/>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 <text:line-break/><text:line-break/>這一代人何其不幸，他們必須以多大的艱辛忍耐與毅力來面對不可知的未來？為了小孩，大人更要盡量照顧好自己的健康與安全，陪伴小孩走過未來這段危機四伏的坎坷路。</text:p>
      <text:p text:style-name="P2">怡靜   |  2022.03.03 02:03   |   <text:a xlink:type="simple" xlink:href="http://palinfo.habago.org/Entry?Command=Information_PrintForum&amp;iPage=1#FORUM42037"><text:span text:style-name="T1">#</text:span></text:a></text:p>
      <text:p text:style-name="P3">亦鸣那個視頻連結被和諧了，不過博主又上傳了 <text:line-break/><text:a xlink:type="simple" xlink:href="http://shorturl.at/guW78"><text:span text:style-name="T4">http://shorturl.at/guW78</text:span></text:a><text:s/><text:line-break/><text:line-break/>有時候我在想，人們看了這種影片，除了說好可怕，然後呢？ <text:line-break/>過幾天就忘了吧！ 如果你長期關注美帝罪行，裡面的血腥鏡頭你一定不陌生，甚至光是 <text:line-break/>文字的描述都可以讓你不寒而慄，對人性感到絕望。這些場景在被美國肆虐侵略的 <text:line-break/>國家重複上演幾萬遍了。有時候自己真想當個傻白甜的人，這樣過日子多好。 <text:line-break/><text:line-break/>俄烏衝突看下來，我是很悲觀了。美國每年花上億美元醜化俄國和中國不是沒有道理的。 <text:line-break/>而且無論結局如何，美國贏麻了。 <text:line-break/><text:line-break/>這是今天在推特上看到的，想想台灣吧！ <text:line-break/>I was born in Kiev. I have family that is still there, my cousin is in the army. I also have family in Russia. I have so many thoughts and it's so much more complicated than what's on the media. <text:line-break/><text:line-break/>我在基輔出生，家人仍然住在那裡，我的表親在服役，我也有家人在俄羅斯， <text:line-break/>我想了很多，事情並不是像你在媒體上看到的那樣單純。</text:p>
      <text:p text:style-name="P2">陳真   |  2022.03.03 01:22   |   <text:a xlink:type="simple" xlink:href="http://palinfo.habago.org/Entry?Command=Information_PrintForum&amp;iPage=1#FORUM42036"><text:span text:style-name="T1">#</text:span></text:a></text:p>
      <text:p text:style-name="P4">剛剛刪了一則無腦言論。 <text:line-break/><text:line-break/>所謂討論，許多時候真的是毫無意義。我常納悶，為何絕大多數人的頭腦如此簡單？為什麼人們連最基本的思考能力似乎都不存在？ <text:line-break/><text:line-break/>我知道其中有些人不是無能思索，而是根本不在意，無要無緊。今天，如果事關其自身利益，保證他思索得滴水不漏面面俱到。 <text:line-break/><text:line-break/>當然，還有一些人是真的腦殘，腦子進水。 <text:line-break/><text:line-break/>但是，不管是以上哪一種人，令人感到不可思議的不是他的愚蠢，而是他的不自知，他不知道而且也許根本不可能有能力知道自己的愚蠢。 <text:line-break/><text:line-break/>不但不自知，甚至還會以為自己很懂。這是長年以來最讓我感到不可思議的一點。 <text:line-break/><text:line-break/>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 <text:line-break/><text:line-break/>市面上很多名嘴或醫生或網紅或什麼學者之類，什麼話題都敢講，講得口沫橫飛。儘管低能到爆，但是島內低能媒體照樣照三餐引述。 <text:line-break/><text:line-break/>我知道他們別有所圖，或是賺點通告費，或是給自己打打知名度，所以才明明無知卻裝得好像很懂。 <text:line-break/><text:line-break/>對此我能理解。而我無法理解的是，有些人是真的完全不懂，奇怪的是他卻似乎真以為自己很懂，擺出一種指導者的態度教訓大家應該這樣應該那樣。真的是很不可思議。了解自己懂些什麼或不懂些什麼，有那麼難嗎？ <text:line-break/><text:line-break/>比方說我知道我不懂相對論，如果有相對論研討會邀我主講，我肯定是不敢的。我也不懂任何流行歌，你要我唱，我一句也唱不出來，我絕不會去主持流行音樂台。 <text:line-break/><text:line-break/>我發現，有了電腦和網路之後，只要會寫字的，往往就以為自己是作家，只要會講話的，就以為自己是評論家，只要有點什麼知名度的，通常就什麼議題都敢講了，就算明明是大外行，什麼都不懂，照樣能講得姿態萬千。 <text:line-break/><text:line-break/>人們似乎總是以為只要孤狗一下馬上就是個專家了。問題是，有可能嗎？知識或資訊有這麼廉價嗎？</text:p>
      <text:p text:style-name="P2">陳真   |  2022.03.03 01:10   |   <text:a xlink:type="simple" xlink:href="http://palinfo.habago.org/Entry?Command=Information_PrintForum&amp;iPage=1#FORUM42035"><text:span text:style-name="T1">#</text:span></text:a></text:p>
      <text:p text:style-name="P3">韋廷，我自己也沒什麼好方法能夠迅速治癒腦殘，往往只能無言，只能呵呵，趕緊改談天氣，改談美食。 <text:line-break/><text:line-break/>隨著歲月流逝或說年歲增長，我覺得，就集體意義而言，議論無益且無效，憑著“拳頭”直接掌握麥克風才是正辦。所謂民可使由之，不可使知之，直接告訴他正確答案比較快。誰掌握了麥克風，誰就掌握了真理。 <text:line-break/><text:line-break/>這是就集體意義來講，至於就我個人來說，仍是老話，不管我講得多麼慷慨激昂，仍然是一人聖經。我手寫我心，我講的全部是自己相信的話，就如林義雄的名言，“我說不出一句不是由衷的話”。 <text:line-break/><text:line-break/>重點是，儘管如此，它還是一人聖經，不出方寸之間。我就是我自己惟一的信徒。我不打算再招收第二個信徒。 <text:line-break/><text:line-break/>如是我聞，我所言只是給大家參考參考，人們還是應該用自己的腦子，動自己的手腳，去尋找屬於你自己的真理。 <text:line-break/><text:line-break/>齊克果說得對，“世上無真理，直到它被我所認知，才成為真理。” 這才是通往真理的道路，一如尼采所說：“凡是追隨我的，將會失去你和我，凡是追隨你自己的，總有一天你就會遇到我。”</text:p>
      <text:p text:style-name="P2">陳韋廷   |  2022.03.03 00:20   |   <text:a xlink:type="simple" xlink:href="http://palinfo.habago.org/Entry?Command=Information_PrintForum&amp;iPage=1#FORUM42034"><text:span text:style-name="T1">#</text:span></text:a></text:p>
      <text:p text:style-name="P4">陳醫師好： <text:line-break/>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 <text:line-break/>真理不能靠口號和嘴砲，但絕大多數人沒有足夠智力和閒暇當蘇格拉底。不知有沒有什麼簡單的教條甚至咒語，或簡單易行的小事，可以快速有效給親友驅除假新聞洗腦？感激不盡！ <text:line-break/>《動物農莊》的獨裁者拿破崙豬有「兩條腿壞，四條腿好」口號，簡單有力，足以搞革命。中國人不是拿破崙豬，但也需要同樣愚夫愚婦能知能行的咒語才行。有沒有比「美國人壞，中國人好」更強的論證，卻同樣容易背誦？ <text:line-break/><text:line-break/><text:a xlink:type="simple" xlink:href="https://www.fmprc.gov.cn/zyxw/202203/t20220302_10647118.shtml"><text:span text:style-name="T4">https://www.fmprc.gov.cn/zyxw/202203/t20220302_10647118.shtml</text:span></text:a><text:s/><text:line-break/><text:a xlink:type="simple" xlink:href="https://www.fmprc.gov.cn/eng/zxxx_662805/202203/t20220302_10647120.html"><text:span text:style-name="T4">https://www.fmprc.gov.cn/eng/zxxx_662805/202203/t20220302_10647120.html</text:span></text:a><text:s/><text:line-break/>另附上一篇中國外交部主動抨擊美國人權的文章，及其英文翻譯。不意外的是外電幾無轉載。中國宣傳機構的無能、對輿論管道的糟糕掌握須負相當責任。 <text:line-break/>陳韋廷 敬上</text:p>
      <text:p text:style-name="P2">Ethan   |  2022.03.03 00:08   |   <text:a xlink:type="simple" xlink:href="http://palinfo.habago.org/Entry?Command=Information_PrintForum&amp;iPage=1#FORUM42033"><text:span text:style-name="T1">#</text:span></text:a></text:p>
      <text:p text:style-name="P3">爆發戰爭原因 <text:line-break/><text:line-break/>1. 北約東擴，戰略包圍俄羅斯即將完成。 類似情況，古巴危機差點爆發核衝突。 大國間戰略安全秩序被打破 都會爆發戰爭。 <text:line-break/><text:line-break/>2. 亞速營濫殺烏東平民，北約濫殺中東，非洲平民，達上千萬人，俄羅斯處於自身安全利益，對軍事目標發動打擊。 情況差很大。 <text:line-break/><text:line-break/>3. 一堆假新聞泛濫，中東世界死傷慘重這麼多年沒有西方出來集團制裁發動戰爭國家，卻制裁逼上角落反擊的人。 這種雙標本身就是製造戰爭的幫兇。</text:p>
      <text:p text:style-name="P2">蔡亦鸣   |  2022.03.02 21:10   |   <text:a xlink:type="simple" xlink:href="http://palinfo.habago.org/Entry?Command=Information_PrintForum&amp;iPage=1#FORUM42031"><text:span text:style-name="T1">#</text:span></text:a></text:p>
      <text:p text:style-name="P4"><text:a xlink:type="simple" xlink:href="https://www.youtube.com/watch?v=mB1fdTnYyBI"><text:span text:style-name="T4">https://www.youtube.com/watch?v=mB1fdTnYyBI</text:span></text:a><text:s/><text:line-break/><text:line-break/>之前发的链接视频被微博和谐了，应该是太过血腥恐怖，我不懂俄语所以一时之间也找不到源视频，不过可以看看这个。</text:p>
      <text:p text:style-name="P2">陳真   |  2022.03.02 20:41   |   <text:a xlink:type="simple" xlink:href="http://palinfo.habago.org/Entry?Command=Information_PrintForum&amp;iPage=1#FORUM42030"><text:span text:style-name="T1">#</text:span></text:a></text:p>
      <text:p text:style-name="P3">大算盤與小算盤 <text:line-break/><text:line-break/>陳真 <text:line-break/><text:line-break/>2022. 03. 02. <text:line-break/><text:line-break/><text:line-break/>kevin, 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 <text:line-break/><text:line-break/>討論或溝通需要一種能力上和態度上的對等，否則很難與言。 <text:line-break/><text:line-break/>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 <text:line-break/><text:line-break/>但是，若要說俄羅斯很慈悲，很人道，很克制，那倒也不是事實。俄羅斯如果打輸，動用核武是有可能的。俄羅斯若被消滅，就如普京所說，那就消滅全世界。他說，俄羅斯如果都沒了，留這個世界有何用？ <text:line-break/><text:line-break/>我覺得，在善惡區分上，細膩很重要，各打五十大板是可恥的，光打這個不打那個，更是齷齪。我們應該讓善惡各自回到它們應有的位置上，該打五十大板的就打五十大板，該槍斃一萬次的(例如西方列強)，就該槍斃一萬次。把兩者等量其觀，是一種偽善，一種掩護惡行，掩護大惡，卻挑小小惡的大麻煩。 <text:line-break/><text:line-break/>我每天關注戰況，感覺悲觀。這兩天，美國在背後要求烏克蘭延後談判，顯然想延長戰事，擴大傷亡，甚至很多走狗國也在美國的要求下，紛紛添加軍火與裝備甚至武裝人員，加入戰局，顯然不想讓戰爭透過和談儘速結束。 <text:line-break/><text:line-break/>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 <text:line-break/><text:line-break/>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2">kevin   |  2022.03.02 19:43   |   <text:a xlink:type="simple" xlink:href="http://palinfo.habago.org/Entry?Command=Information_PrintForum&amp;iPage=1#FORUM42029"><text:span text:style-name="T1">#</text:span></text:a></text:p>
      <text:p text:style-name="P4">陳真醫師: <text:line-break/><text:line-break/>我家人都在說烏克蘭多可憐,我則把烏克蘭納粹屠殺俄羅斯裔居民的事情告訴他們,他們不信,我只能說台灣人被洗腦的太恐怖了. <text:line-break/><text:line-break/>如果我是俄軍指揮官,烏克蘭正規軍戰俘一律人道待遇 優先保障他們的醫療伙食 戰後給他們路費讓他們回家 但是亞速營那種納粹.....俘虜他們後 只給他們鏟子 讓他們自己挖自己的墳墓 再通通就地槍決,比較起他們的惡行 我想我應該很仁慈 <text:line-break/><text:line-break/>俄羅斯加油 消滅第四帝國!</text:p>
      <text:p text:style-name="P2">陳真   |  2022.03.02 18:55   |   <text:a xlink:type="simple" xlink:href="http://palinfo.habago.org/Entry?Command=Information_PrintForum&amp;iPage=1#FORUM42028"><text:span text:style-name="T1">#</text:span></text:a></text:p>
      <text:p text:style-name="P3">撒旦要帶來厄運了！ <text:line-break/><text:line-break/>陳真 <text:line-break/><text:line-break/>============= <text:line-break/><text:line-break/><text:a xlink:type="simple" xlink:href="https://bit.ly/3pvfleJ"><text:span text:style-name="T4">https://bit.ly/3pvfleJ</text:span></text:a><text:s/><text:line-break/><text:line-break/>台中里長高掛看板迎接 蓬佩奧親回應 <text:line-break/><text:line-break/>三立新聞網 <text:line-break/><text:line-break/>2022年3月2日</text:p>
      <text:p text:style-name="P2">怡靜   |  2022.03.01 15:11   |   <text:a xlink:type="simple" xlink:href="http://palinfo.habago.org/Entry?Command=Information_PrintForum&amp;iPage=2#FORUM42013"><text:span text:style-name="T1">#</text:span></text:a></text:p>
      <text:p text:style-name="P3">搬運工來也。 昨天晚上睡覺前看的，笑死，整個就是大型翻車現場。 <text:line-break/>但是笑完後其實是很想哭的，如果你知道烏克蘭是怎麼走到這一步的， <text:line-break/>然後又想到台灣正一步步..... <text:line-break/><text:line-break/>烏政府高官一半以上有美籍。格魯吉亞總統薩卡什維利戰敗倒台， <text:line-break/>成了烏克蘭敖德薩州的州長。現烏衛生部長，生於美國，15年以前一直是美國醫生，15年突然獲得烏克蘭國籍， <text:line-break/>16年就被提拔為衛生部副部長。19年澤連斯基力任命其為衛生部長。 <text:line-break/><text:line-break/>底下是文字敘述，不想看的直接看視頻，五分多鐘而已，除了這個說大實話 <text:line-break/>的烏克蘭來賓，其他來賓也暴露歐洲白人偽善的真面目。(如果一個人動不動就在你面前跟你夸夸而談民主自由， <text:line-break/>基本上這個人的話不用聽了) <text:line-break/>因為是現場直播，所以無法掐斷，否則這麼政治不正確的內容怎麼可以播出。 <text:line-break/><text:line-break/>視頻在此 <text:line-break/>https://mp.weixin.qq.com/s/EzMI_N4OyC-Bc0qYevtQzQ <text:line-break/>================== <text:line-break/>歐洲電台最近好像只剩下烏克蘭的話題了，連軸轉有時會鬧烏龍。 <text:line-break/>這個女的是烏克蘭人，外派在法國，家人都在基輔。 <text:line-break/>本來電台可能是指望她聲淚俱下來控訴普京，結果她說的話讓嘉賓臉都綠了。 <text:line-break/><text:line-break/>主要信息： <text:line-break/><text:line-break/>烏克蘭平均收入200 歐，這大冬天的，好多人光是取暖一半收入就出去了， <text:line-break/>生活太艱難的，什麽都沒有，現政府完全是個傀儡，高層官員受賄成風，有什麽好保衛的？ <text:line-break/><text:line-break/>主持人說，那妳在基輔的家人是不是都在逃難啊？ <text:line-break/><text:line-break/>她說，不是，我們家的都乖乖的坐家裏等著呢。他們這兩天不去上班了。等著呢。 <text:line-break/><text:line-break/>主持人繼續問，啊？！難道妳是說有烏克蘭人在盼望普京的到來？？ <text:line-break/><text:line-break/>女的：當然有，妳以為呢？ 不是非黑即白的。 <text:line-break/><text:line-break/>其它嘉賓坐不住了，開始七嘴八舌的打斷烏克蘭女的反動言論。</text:p>
      <text:p text:style-name="P2">？   |  2022.03.01 14:10   |   <text:a xlink:type="simple" xlink:href="http://palinfo.habago.org/Entry?Command=Information_PrintForum&amp;iPage=2#FORUM42012"><text:span text:style-name="T1">#</text:span></text:a></text:p>
      <text:p text:style-name="P4">看了看论坛普遍对当今中国常规军事实力有些误解。直接说结论是世界第二且远超俄罗斯，第一岛链已经名存实亡了，时间点是19年的东风17≈航母活不了。并且还有规模最大的陆军+海量陆基导弹数量+极速扩张的海空军，短板是缺乏战争投射能力和较少的核弹数量，只能在本土和近海发挥。但是，在近海常规实力是稳赢美国的</text:p>
      <text:p text:style-name="P2">陳真   |  2022.03.01 09:32   |   <text:a xlink:type="simple" xlink:href="http://palinfo.habago.org/Entry?Command=Information_PrintForum&amp;iPage=2#FORUM42009"><text:span text:style-name="T1">#</text:span></text:a></text:p>
      <text:p text:style-name="P3">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 <text:line-break/><text:line-break/>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 <text:line-break/><text:line-break/>一些文章，如果總是在講美國什麼有多笨啊，誤判啊，慘敗啊，我通常就略過不看了。事實上，美國從未敗過，更何況慘敗。他只有大贏和小贏的差別。 <text:line-break/><text:line-break/>對於這樣一個難以捉摸的撒旦，如果你想預先了解其盤算，恐怕很難，也許你可以往最邪惡的方向去猜想，通常事後會證明，你所猜想的邪惡規模，往往都還遠遠不及他真實的邪惡程度。</text:p>
      <text:p text:style-name="P2">黄清扬   |  2022.03.01 08:15   |   <text:a xlink:type="simple" xlink:href="http://palinfo.habago.org/Entry?Command=Information_PrintForum&amp;iPage=2#FORUM42008"><text:span text:style-name="T1">#</text:span></text:a></text:p>
      <text:p text:style-name="P4">从拜登突然派官方代表团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1000，自损800，但对中国无疑是非常致命的损伤。真是希望台湾执政当局能有最后一点良知不落入外人的圈套，也希望中共当局能有破局的妙招！</text:p>
      <text:p text:style-name="P2">陳真   |  2022.03.01 03:10   |   <text:a xlink:type="simple" xlink:href="http://palinfo.habago.org/Entry?Command=Information_PrintForum&amp;iPage=2#FORUM42007"><text:span text:style-name="T1">#</text:span></text:a></text:p>
      <text:p text:style-name="P3">這裏有一段視頻，對於初步理解烏克蘭問題會有幫助，不會太難。耐心把它從頭到尾看完，至少就能站在一個大致正確的理解架構上了。 <text:line-break/><text:line-break/>https://bit.ly/3Iu9oGk <text:line-break/><text:line-break/>不是刻意挑的視頻。當然還有其它更好的理解管道，我只是剛剛吃晚餐時無意中看到的，覺得講得還不錯。 <text:line-break/><text:line-break/>至於台灣名嘴和媒體及政治人物講些什麼，不用看也知道一定又是在鬼扯蛋。比方說有個人叫沈富雄，不是壞人，但是各種想法卻非常低能(純描述，非罵人)，也就是很沒營養，很外行，很蠢，但是自我滿意度卻非常高。 <text:line-break/><text:line-break/>1993年醫界聯盟成立時，我跟他都是發起人，一起開籌備會，當時我就被他在開會時的一些很沒營養卻又自我滿意高到破表的態度給嚇到，真不知道他的自信到底從哪來。題外話。 <text:line-break/><text:line-break/>有人傳他的 "高見" 給我看，很不可思議，如文末。重點不是講錯，而是空洞不知所云，但他的姿態卻非常高；明明一無所知，卻也能隨口胡扯一通，講得好像他是什麼專家，姿態萬千，真是很不可思議。 <text:line-break/><text:line-break/>除了大陸媒體和RT及WSWS、Global Research和巴勒網等等之外，世界上可信且言之有物的媒體非常少。至於台灣媒體或名嘴或所謂名家之言，基本上就是鬼扯蛋，完全就是亂講一通。 <text:line-break/><text:line-break/>陳真 <text:line-break/><text:line-break/>2022. 03. 01. <text:line-break/><text:line-break/>===================== <text:line-break/><text:line-break/>沈富雄臉書 <text:line-break/><text:line-break/>2022年2月24日 <text:line-break/><text:line-break/>輸得魯莽，贏得窩囊，兩敗俱傷，大家陪葬 <text:line-break/><text:line-break/>烏克蘭危機，普丁失算，大軍三方包圍，卻只敢進軍烏東，「承認」兩個原已是囊中之物的小混混，算是打腫臉撐面子。 <text:line-break/><text:line-break/>在克宮的狂吠，喚不回舊日蘇維埃的榮光，他註定最後只能帶著帝國殘夢走進歷史，可憐的是，蘇、烏兩地人民付出的代價實在不值。 <text:line-break/><text:line-break/>北約(NATO)東擴的侵門踏戶，當然是他憤怒的最大藉口，但他卻從不檢討這些國家為何心向西方？老大哥既不給尊嚴也不給麵包。 <text:line-break/><text:line-break/>普丁對烏克蘭主權的蔑視與叫囂，有點類似北京對台灣的蠻橫主張，但習總書記起碼沒有如此失態，出口也文雅許多，王毅及中國駐聯合國代表的發言也相對持平穏健，但心中恐有不少難言之苦。 <text:line-break/><text:line-break/>拜登年老力衰卻面臨危局，慌亂失措中幸賴對手的魯莽而得以團結北約諸國，制裁有氣無力，恐是為了留給普丁一些下台階，也給未來留下一些籌碼，以備後繼之需。 <text:line-break/><text:line-break/>俄國的國防軍費只有美國的5%，北約的8%，雖是極度的不對稱，但手中卻握有核武，因此美、俄兩大仍然避免正面交鋒，普丁的目標應是把烏東克里米亞化，把烏克蘭喬治亞化。 <text:line-break/><text:line-break/>台灣和芬蘭及烏克蘭有不少類似，也有很多不同的地方，台灣目前及未來的領導人應從他們過去及現在的危機中記取教訓好好學習。</text:p>
      <text:p text:style-name="P2">陳真   |  2022.02.28 22:52   |   <text:a xlink:type="simple" xlink:href="http://palinfo.habago.org/Entry?Command=Information_PrintForum&amp;iPage=2#FORUM42005"><text:span text:style-name="T1">#</text:span></text:a></text:p>
      <text:p text:style-name="P4">台灣人還不知道這群撒旦惡魔的盤算嗎？ <text:line-break/><text:line-break/>陳真 <text:line-break/><text:line-break/>2022. 02. 28. <text:line-break/><text:line-break/><text:line-break/>我不想侮辱飛禽走獸，但是語言的意思大家應該懂，像蓬佩奧等等這些美國人，就是畜牲、禽獸不如，泯滅人性。 <text:line-break/><text:line-break/>十幾年前，有一回，北約幾個軍頭來劍橋開會，偷偷來，怕人知道，但是臨時消息走漏，我和幾個英國人得知這些畜牲居住的旅館，於是就去旅館圍堵了一個早上。我想說的是，即使是在劍橋這樣一個不食人間煙火的象牙塔與權貴之地，人渣畜牲們出入還是偷偷摸摸有所忌憚的，仍然會引起抗議。 <text:line-break/><text:line-break/>但是，這些兩手血腥毫無人性的畜牲來台灣吸血撈錢，來台灣指示人渣黨如何讓台灣人為美國人賣命、如何充當美國人的狗肉炸彈，台灣人卻不但沒有絲毫抗議，反而興奮得好像是什麼天大光榮。世界上怎麼會有這麼低能封閉的一個島？ <text:line-break/><text:line-break/>明天，美國突然說要派遣官方軍事代表團來台灣，擺明硬幹，台灣人還不知道這群撒旦惡魔的盤算嗎？ <text:line-break/><text:line-break/>台灣人將會為自己的低能、愚蠢、不義與敗德，付出痛苦代價。 <text:line-break/><text:line-break/>慶之說得對，不要以為撒旦會因為你的退讓或友善而放棄為惡。 <text:line-break/><text:line-break/>===================== <text:line-break/><text:line-break/>蓬佩奧訪台議程曝光 將發表20分鐘演講並接受提問 <text:line-break/><text:line-break/>Yahoo 新聞 <text:line-break/><text:line-break/>2022/2/24 <text:line-break/><text:line-break/>（中央社記者黃雅詩台北24日電）美國前國務卿蓬佩奧（Mike Pompeo）3月2日訪台，預計3月4日上午參加遠景基金會舉辦的演講會。根據議程，他將發表20分鐘專題演講，之後並有35分鐘問答時間。 <text:line-break/><text:line-break/>美前國務卿蓬佩奧3/2訪台 將會晤蔡總統 <text:line-break/><text:line-break/>蓬佩奧訪台挺民主 閉門座談將邀使節政商界 <text:line-break/><text:line-break/>遠景基金會寄出「美國國務卿訪台演講會」邀請函，根據中央社取得的議程資料，會議10時30分將先由遠景基金會董事長陳唐山簡短開幕致詞，接著由遠景基金會執行長賴怡忠介紹講者，表訂蓬佩奧發表20分鐘專題演講。 <text:line-break/><text:line-break/>議程並未設定蓬佩奧專題演講的主題，不過涉外人士透露，蓬佩奧長期對台灣友好，將在會中表達力挺台灣自由民主的立場，也會重申美方對台海和平穩定的支持。 <text:line-break/><text:line-break/>根據議程，蓬佩奧專題演講後將有35分鐘自由問答時間，讓應邀貴賓有機會當面與蓬佩奧對話。 <text:line-break/><text:line-break/>蓬佩奧演講活動將於君悅飯店舉辦，基於防疫考量，採「邀請制」入場，因為座位有限，現場最多也僅能容納約150位賓客。會議不會現場轉播，但將安排蓬佩奧接受記者聯合訪問。 <text:line-break/><text:line-break/>蓬佩奧此次演講受邀對象主要是外國駐台使節與工商企業界要角，國會部分，將安排包括執政黨、在野黨長期關心外交事務的立委代表出席。 <text:line-break/><text:line-break/>根據外交部公布行程，蓬佩奧將於3月2日到5日訪問台灣，期間將晉見總統蔡英文，接受副總統賴清德款宴，並拜會行政院長蘇貞昌、立法院長游錫堃、外交部長吳釗燮，以及接受吳釗燮款宴 <text:line-break/><text:line-break/>=================== <text:line-break/>路透：拜登將派前國防高官明訪台 府方晚間證實 <text:line-break/><text:line-break/>Yahoo 新聞 <text:line-break/><text:line-break/>2022年2月28日 <text:line-break/><text:line-break/>路透社獨家報導，俄羅斯入侵烏克蘭之際，美國總統拜登（Joe Biden）政府一名高官表示，拜登今天將派一支由前國防及安全事務高官組成的代表團訪問台灣，傳達挺台訊息。期間計劃拜會蔡英文總統、國防部長邱國正等。總統府發言人張惇涵今晚表示，美國拜登總統指派跨黨派資深代表團，將於3月1日至2日搭乘行政專機訪問台灣，蔡總統預計在3月2日上午於總統府接見訪團，並設晚宴接待；他說，烏克蘭情勢嚴峻之際，此舉彰顯台美關係「堅若磐石」。 <text:line-break/><text:line-break/>這支代表團由美國前參謀首長聯席會議主席穆倫（Mike Mullen）率領。穆倫是退役海軍上將，曾在前總統小布希（George W. Bush）和歐巴馬（Barack Obama）任內擔任美軍最高階官員。 <text:line-break/><text:line-break/>根據匿名消息人士，隨行者還包括小布希政府任內的副國安顧問歐蘇利文（Meghan O'Sullivan），以及歐巴馬政府任內的國防部次長佛洛諾伊（Michele Flournoy）。 <text:line-break/><text:line-break/>這名匿名官員告訴路透社，訪團成員還包括前國家安全委員會（National Security Council）亞洲事務資深主任葛林（Michael Green）和麥艾文（Evan Medeiros），美方將藉由這次行程，「展示我們持續堅定支持台灣」。 <text:line-break/><text:line-break/>代表團預計於3月1日下午3時許抵達台灣，並將待到2日傍晚，期間他們計劃拜會蔡英文總統、國防部長邱國正以及其他高層官員。<text:line-break/><text:line-break/>不過這名官員拒絕表示，訪台時機點是否受到俄國進犯烏克蘭影響。 <text:line-break/><text:line-break/>另外，美國前總統川普任內的國務卿蓬佩奧（Mike Pompeo）也將於3月2至5日訪台，期間將拜會蔡總統。拜登政府拒絕評論蓬佩奧的訪台行程。 <text:line-break/><text:line-break/>根據外交部公布行程，蓬佩奧將於3月2日到5日訪問台灣，期間將晉見總統蔡英文，接受副總統賴清德款宴，並拜會行政院長蘇貞昌、立法院長游錫堃、外交部長吳釗燮，以及接受吳釗燮款宴。（編輯：林興盟）</text:p>
      <text:p text:style-name="P2">怡靜   |  2022.02.28 22:39   |   <text:a xlink:type="simple" xlink:href="http://palinfo.habago.org/Entry?Command=Information_PrintForum&amp;iPage=2#FORUM42004"><text:span text:style-name="T1">#</text:span></text:a></text:p>
      <text:p text:style-name="P3">陳真，第三篇留言標題 葉公並不好龍。 <text:line-break/><text:line-break/>另外向各位致歉，前面提到說美國政府提名納粹亞速營為諾貝爾和平獎的推文其實是諷刺文，（這推主有時候會發一些諷刺文）因為最近看的資料量太大，好像在某個地方也有看到，一時不察，誤以為是真的（因為之前有過美國國會議員提名一些戰犯為諾貝爾和平獎的紀錄），不過如果美國真的這樣做，也不訝異就是了。Netflix投資拍了那部有關白頭盔的紀錄片都得奧斯卡獎了。 <text:line-break/><text:line-break/>如果你稍微了解一下烏克蘭政府怎麼納粹化，我想對於在這次衝突中烏軍怎麼對烏克蘭平民老百姓的作法就不會感到意外，網路上看到一些烏軍對平民老百姓的誤擊（坦克壓過某私家車，然後刻意發文說是俄軍），甚至是把居民當人肉盾牌，例如把坦克車開到北頓內次克的住宅區，當地居民讓他們走，氣憤的說地下室還躲著很多孩子。 <text:line-break/><text:line-break/>納粹法西斯份子在全世界各地或多或少都一樣，不同的是，在西方媒體，只要是符合他們的敘事情境，他們會刻意美化這樣的行為。 <text:line-break/><text:line-break/>烏克蘭平民集體制作燃燒彈，當地電視臺甚至播放制作教程 <text:line-break/><text:a xlink:type="simple" xlink:href="https://b23.tv/bf0T9lw"><text:span text:style-name="T4">https://b23.tv/bf0T9lw</text:span></text:a><text:s/><text:line-break/><text:line-break/>看到這段視頻時，大家腦海裡有沒有想到香港反送中時香港理工大學和警方對峙那種情景？ <text:line-break/>底下這個推文串就是當時香港理工大學內部的情景，像不像一個恐怖份子製造訓練場所，準備展開內戰？ <text:line-break/>http://shorturl.at/bhoL0 <text:line-break/><text:line-break/>俄羅斯和祖國在與論場都是佔下風的，長期被妖魔化，這次的衝突，當然也不例外。 <text:line-break/><text:line-break/>看看這個在TikTok上 被點讚將近百萬的視頻截圖，上面寫小女孩試圖阻止（俄軍） <text:line-break/>替烏克蘭禱告 <text:line-break/><text:line-break/><text:a xlink:type="simple" xlink:href="https://twitter.com/PaIestineTwink/status/1497884000966299649"><text:span text:style-name="T4">https://twitter.com/PaIestineTwink/status/1497884000966299649</text:span></text:a><text:s/><text:line-break/><text:line-break/>這是該影片 <text:line-break/><text:a xlink:type="simple" xlink:href="https://twitter.com/frnews_ng/status/1497840712821329923"><text:span text:style-name="T4">https://twitter.com/frnews_ng/status/1497840712821329923</text:span></text:a><text:s/><text:line-break/><text:line-break/>有注意到什麼奇怪的地方嗎？ 烏克蘭現在是夏天嗎？ <text:line-break/>這其實是一個巴勒斯坦小女孩在趕一個以色列士兵。 <text:line-break/><text:line-break/>看來在瘋狂中要保持清醒真不容易啊！ <text:line-break/><text:line-break/><text:line-break/><text:line-break/><text:line-break/></text:p>
      <text:p text:style-name="P2">陈庆之   |  2022.02.28 22:08   |   <text:a xlink:type="simple" xlink:href="http://palinfo.habago.org/Entry?Command=Information_PrintForum&amp;iPage=2#FORUM42003"><text:span text:style-name="T1">#</text:span></text:a></text:p>
      <text:p text:style-name="P4">昨天深夜看到普京对著镜头所做的宣示，今天心情一整天都很沉重。 <text:line-break/><text:a xlink:type="simple" xlink:href="https://youtu.be/MHxeMajUu2w"><text:span text:style-name="T4">https://youtu.be/MHxeMajUu2w</text:span></text:a><text:s/><text:line-break/><text:line-break/>可以想像这几天他內心有多煎熬，他做的每一个決定都牽涉千萬人的生死，某些重大決策甚至足以影响一个民族是否万劫不复。而在如此极度疲惫的时刻，他还要录下这段"严正警告"，可见当前情势有多紧蹦。 <text:line-break/><text:line-break/>然后今天我在观察者网看到金灿荣的文章∶ <text:line-break/><text:a xlink:type="simple" xlink:href="https://m.observersnews.com/JinCanRong/2022_02_28_628058.shtml"><text:span text:style-name="T4">https://m.observersnews.com/JinCanRong/2022_02_28_628058.shtml</text:span></text:a><text:s/><text:line-break/>文章我看了三遍，怀疑是不是過期文，还看了一下时间戳确认。都什么时候了，身为大陸外交智库的顶尖人物，扯什么怨妇论和一大堆不相干的，看了就火大，这种松垮风格的语言和逻辑是要糊弄谁？我不敢说读得很明白，但是他似乎在暗示中国要趁现在美俄对抗升级的当下，把握所谓中美友好的"窗口"良机。 <text:line-break/><text:line-break/>也许是多办几个外交酒会或学术会议，或者有关方面打点一下，然后和美国人吃吃喝喝"学术交流"一下，他们就会相应的蹦出一个明事理、懂是非、知节制，同时还具有相当影响力的战略家回应大陸的"善意"…，我真无言了。也许金教授目的是要迷惑敵人，但我真心希望他不要被自己的高尚"情操"给感动到分不清现实与幻想。 <text:line-break/><text:line-break/>另，中国在核威摄战略的准备和因应一直是落后情势发展的，今天如果不是中俄之间长期的深度战略协作，让美国人投鼠忌器，不然我绝对相信deep state那批人有不少是抱著极端赌徒心态在做大国博弈的。 <text:line-break/><text:line-break/>所以还是那句话∶ <text:line-break/>放弃幻想，准备战斗。 <text:line-break/><text:line-break/>不战斗便只剩万劫不复</text:p>
      <text:p text:style-name="P2">陳真   |  2022.02.28 20:51   |   <text:a xlink:type="simple" xlink:href="http://palinfo.habago.org/Entry?Command=Information_PrintForum&amp;iPage=2#FORUM42002"><text:span text:style-name="T1">#</text:span></text:a></text:p>
      <text:p text:style-name="P3">我的小可愛們 <text:line-break/><text:line-break/><text:line-break/>陳真 <text:line-break/><text:line-break/>2022. 02. 28. <text:line-break/><text:line-break/><text:line-break/>除了沒時間寫東西，我有一種失語困境。我想怡靜也許能體會。原因有三： <text:line-break/><text:line-break/>一，我知道的很多，但我就算是千手觀音，以一千倍或一萬倍的速率日夜不停地寫，也寫不出西方罄竹難書的醜陋惡行。 <text:line-break/><text:line-break/>二，我對人性感到心寒。人性之髒，超乎想像。 <text:line-break/><text:line-break/>我指的並不僅僅是那些手握大權為非作歹卻滿口民主自由的西方政客或軍火商與財團，更指的那些就在周遭生活中泯滅良心的文人走狗們；有的當大官，享大權，有的就是一些網紅、網軍或根本數不清的學界醫界文化界人士，我對他們的基本人品感到心寒，骯髒齷齪下流，甚至邪惡。 <text:line-break/><text:line-break/>我們之所以寫東西，心裏頭總有個前提認知，那就是假設人性是善良的；也許人們平常有著一些小奸小壞，但在最基本的人性面上總該是善良的，不願為惡，厭惡不義，但事實上卻非如此。 <text:line-break/><text:line-break/>尤其過去這十幾二十年來，美國在島內進行仇中反華的系統性洗腦與政治操作以來，人渣當道，畜牲橫行，極盡一切醜陋骯髒貪婪之能事，完全眛著良心顛倒是非黑白。其中許多人是我的舊識，我對他們的基本人性真的是徹底心寒，原來人可以骯髒下流到這種程度，滿口仁義道德人權自由，實際上卻是極盡邪惡之能事，純粹只為圖謀一己之私，不惜傷害眾人。 <text:line-break/><text:line-break/>面對這樣一種人性表現，你不會感到無言嗎？ <text:line-break/><text:line-break/>三，當所有真相完全被扭曲被掩蓋，當善惡是非完全被徹底顛倒，當撒旦被美化成世人心目中的救世主，當至善的一方反而被抹黑成魔鬼時，你還能從何說起？你得提起多大的力氣，才能鼓勵自己不要對人性絕望？ <text:line-break/><text:line-break/>四十年來，有個東西在我腦海始終揮之不去，也許也因此註定了我這輩子的命運，那就是 "我的小可愛們"。 <text:line-break/><text:line-break/>我有兩個小可愛在身邊，她們曾經飽受折磨，撕心裂肺的痛苦記憶竟如此巨大。好不容易來到我身邊，為之遮風擋雨，生命成長尚且如此艱難。然而在戰火之中，在貧困的環境與造化裏頭，在動亂的世界裏，卻仍有著億萬個 "小可愛"，哀哀無告，而我們卻只能眼睜睜坐視，任其獨自面對這殘酷黑暗的世界。 <text:line-break/><text:line-break/>如果沒有"小可愛們"，我就不會是過去與現在的我。而未來的我如果依舊不變，那肯定也是因為 "小可愛們"，否則我根本一秒種也不會想跟那些人渣事物有任何瓜葛。畢竟人性再怎麼黑暗，總該想想全然無辜的小孩。 <text:line-break/><text:line-break/>為惡者真的應該好好想一下，自己的惡行，也許為你換來某種功名利祿或事業前途與金錢，但你難道沒想過，你的一己之私，給眾人帶來多大的痛苦代價？</text:p>
      <text:p text:style-name="P2">陳真   |  2022.02.28 19:12   |   <text:a xlink:type="simple" xlink:href="http://palinfo.habago.org/Entry?Command=Information_PrintForum&amp;iPage=2#FORUM42001"><text:span text:style-name="T1">#</text:span></text:a></text:p>
      <text:p text:style-name="P4">怡靜，我貼好了，也依照妳所說做了修改，妳再看看有沒有哪裡沒改到。第三篇也麻煩給我個標題。謝謝怡靜。</text:p>
      <text:p text:style-name="P2">陳真   |  2022.02.28 17:54   |   <text:a xlink:type="simple" xlink:href="http://palinfo.habago.org/Entry?Command=Information_PrintForum&amp;iPage=2#FORUM42000"><text:span text:style-name="T1">#</text:span></text:a></text:p>
      <text:p text:style-name="P3">謝謝怡靜。我找時間弄。這一篇也可以貼，標題是？ <text:line-break/><text:line-break/>亞速營那些喪心病狂的血腥禽獸提名諾貝爾和平獎？ <text:line-break/></text:p>
      <text:p text:style-name="P2">Ruger   |  2022.02.28 07:44   |   <text:a xlink:type="simple" xlink:href="http://palinfo.habago.org/Entry?Command=Information_PrintForum&amp;iPage=3#FORUM41998"><text:span text:style-name="T1">#</text:span></text:a></text:p>
      <text:p text:style-name="P3">我也很樂意鄭重介紹一位獨立的記者， Eva Karene Bartlett， 加拿大人， 當年她深入中東， 在Aleppo 的報導， 就令人動容， 以下則是她親身在烏東的文章 <text:line-break/><text:line-break/>Eva Bartlett is a Canadian independent journalist and activist. She has spent years on the ground covering conflict zones in the Middle East, especially in Syria and Palestine (where she lived for nearly four years). <text:line-break/><text:line-break/><text:line-break/>Eva Karene Bartlett <text:line-break/><text:line-break/>I wrote this a year ago, before everyone was changing their FB profile pics to Ukraine flag &amp;; hashtagging trending Ukraine terms. <text:line-break/>https://www.rt.com/....../516907-ukraine-shelling....../ <text:line-break/>The hypocrites crying now &amp;; pretending they can locate Ukraine on a map weren't told to care about the civilians being pounded by Ukrainian bombing every single night (and frequently during the day, too). <text:line-break/>Related: <text:line-break/>https://www.mintpressnews.com/under-fire-from....../262363/ <text:line-break/>https://www.youtube.com/playlist...... <text:line-break/><text:line-break/>“”“Seven years after Maidan divided country, Ukraine intensifies shelling of Donbass to sound of deafening silence from Western media ”“” <text:line-break/><text:line-break/>https://www.rt.com/russia/516907-ukraine-shelling-media-donbass/?fbclid=IwAR04hbILXfzIkx7ZX2pVQHzEvMmr64NvTA7SEzMzkvIbHnZWBlJPL2-I_4w</text:p>
      <text:p text:style-name="P2">李念淨   |  2022.02.27 23:51   |   <text:a xlink:type="simple" xlink:href="http://palinfo.habago.org/Entry?Command=Information_PrintForum&amp;iPage=3#FORUM41997"><text:span text:style-name="T1">#</text:span></text:a></text:p>
      <text:p text:style-name="P4">剛剛看到一個影片跟故事，特別震撼 <text:line-break/><text:line-break/>https://www.zhihu.com/question/519001325/answer/2366286087 <text:line-break/><text:line-break/>烏東納粹見人就殺 <text:line-break/>而且這不是單一個例，而是常態性的種族屠殺 <text:line-break/><text:line-break/>提到中國就是人權高於主權 <text:line-break/>提到俄國就是主權高於人權 <text:line-break/>但其實西方國家根本不重視人權跟主權，只會用媒體跟政客去無限吹噓自己抹黑或者淡化非西方國家遇到的迫害 </text:p>
      <text:p text:style-name="P2">陳真   |  2022.02.27 23:39   |   <text:a xlink:type="simple" xlink:href="http://palinfo.habago.org/Entry?Command=Information_PrintForum&amp;iPage=3#FORUM41996"><text:span text:style-name="T1">#</text:span></text:a></text:p>
      <text:p text:style-name="P3">怡靜，妳可以給妳最近這兩篇留言分別取個標題然後讓我貼到首頁嗎？ <text:line-break/><text:line-break/>我寫東西一直不喜歡下標題，因為這會讓人誤以為好像我是刻意在寫出一篇所謂 "文章"，其實絕大多數時候並非如此，不過就是零碎時間隨手寫下而已，並非刻意寫作，而比較像是寫信或塗鴉，不具結構性。 <text:line-break/><text:line-break/>這類告白或信件性質的文字之理性內涵，並不因其缺乏議論架構而亞於所謂文章。不過，為了方便區隔閱讀與傳播，是不是麻煩怡靜取個標題，好讓我貼到首頁？謝謝怡靜。 <text:line-break/><text:line-break/>烏克蘭禁止18歲至60歲男性離境，強制女性上戰場，並由美國提供大量軍火武器給平民百姓，這一切作為恰恰都是我這幾年所不斷在講的。這不是因為我高瞻遠矚或未卜先知，而是美國半個多世紀來在全世界各地完全就是這麼搞的，一模一樣的作法。 <text:line-break/><text:line-break/>過去二十幾年來，美國就是在台灣搞這一套，鼓吹各種戰爭罪行，例如教導台灣應攻擊上海等人口稠密區或三峽大壩，製造對岸最大傷亡。 <text:line-break/><text:line-break/>過去大約六、七年來，人渣黨二度上台後，更是變本加厲，擴大軍事範圍至台灣全民，透過一群走狗人渣在台灣同樣也是搞烏克蘭這一套所謂全民皆兵，目的就是以它國人民與老幼婦孺當炮灰，盡一切力量擴大內部仇恨、動亂與傷亡，藉以打擊戰略敵人。你死越多死越慘美國人越爽，你死越多死越慘，美國立國金主之一的軍火商賺越多，你死越多死越慘越是骨肉相殘，美國人越能藉以打擊他所想要打擊的對象。 <text:line-break/><text:line-break/>我常想，世界上怎麼會有如此邪惡的一個國家？半個多世紀來，到處侵略，到處製造動亂，直接殺害了至少五千多萬人，製造數以億計的難民，而世人卻居然渾然不覺，反而還歌頌說他是人權與自由的守護神。 <text:line-break/><text:line-break/>很難想像，如果真有上帝，為何能容許這樣一個撒旦國度的存在，任其塗炭世人？ <text:line-break/><text:line-break/>台灣人被美國人推入戰火當炮灰，為美國軍火商賺大錢，為美國人傷害自己對岸的骨肉同胞，卻還很驕傲很得意。我對人們的基本理性能力真是覺得很無奈，為何人類是如此愚蠢至極的一種生物？自己的一條命被敵人拿來賺大錢，拿來傷害自己的親人，卻居然還很得意。 <text:line-break/><text:line-break/>如果島內2300萬人之中，真有那100個腦子清醒者，我想懇求各位儘你所能去揭露基本真相，儘可能讓更多人從愚蠢低能至極的瘋狂之中清醒，認清美國及其一票走狗國才是你真正的敵人，而對岸則是長年善待我們、善待世人、並給世界人權與文明做出人類史上最大貢獻的至親骨肉。 <text:line-break/><text:line-break/>你不一定要聰慧到足以理解中國共產黨對世界的偉大貢獻，但你至少應該要聰明到足以知道為美國這個殘害世人的血腥撒旦當炮灰去傷害自己的骨肉同胞，是多麼低能病態的行為。 <text:line-break/><text:line-break/>你多影響了一個人，很可能就因此而多救了幾條人命；倘若上蒼憐憫，甚至說不定因此而影響了整個大局走向。我們能做的，大概也就只能是這樣。 <text:line-break/><text:line-break/>至於那些為了功名利祿或一點網軍收入而搶著當爪牙當走狗的人渣們，也請你們摸摸自己的良心之餘，不妨也打打小算盤，為自己的真實利害盤算一下，當你自以為得利充當撒旦的走狗去幹各種無恥惡事時，你難道真有把握你以及你的親戚、家人或子女，真能免於戰火炮灰的普遍下場？當你為社會大眾挖出一個個墳墓時，你其實也同時給自己及你的家人子女們掘出他們的墳墓不是嗎？ </text:p>
      <text:p text:style-name="P2">张证壹   |  2022.02.27 23:19   |   <text:a xlink:type="simple" xlink:href="http://palinfo.habago.org/Entry?Command=Information_PrintForum&amp;iPage=3#FORUM41994"><text:span text:style-name="T1">#</text:span></text:a></text:p>
      <text:p text:style-name="P4">我大约在接近10年前就对台湾的未来完全放弃了希望。 <text:line-break/><text:line-break/>台湾就跟乌克兰一样，绝大多数人被洗脑，几乎没有什么办法扭转这些根深蒂固的洗脑资讯。我当时对台湾的评语是：“癌症末期，放弃治疗”，而台湾后来一系列荒腔走板的发展，就只是发病的结果而已。病根在于民众的大脑，而台湾的阅听读环境则是病因。 <text:line-break/><text:line-break/>自从我不再去特别注意台湾的狗屁倒灶，专心过好上海的生活，我在精神上面健康了很多，过了几年的舒心日子。但是偶尔跟朋友聊到这些，则不免叹息。 <text:line-break/><text:line-break/>对于我出生成长的台湾，既然救不了，我也不会把自己赔进去。只希望我在台湾的家人朋友们能够安好。</text:p>
      <text:p text:style-name="P2">张证壹   |  2022.02.27 23:06   |   <text:a xlink:type="simple" xlink:href="http://palinfo.habago.org/Entry?Command=Information_PrintForum&amp;iPage=3#FORUM41993"><text:span text:style-name="T1">#</text:span></text:a></text:p>
      <text:p text:style-name="P3">分享我在上海接触到的一些情况。首先，是乌克兰战事的舆论。 <text:line-break/>来源：https://mp.weixin.qq.com/s/q0vHTIro3aFuHx3khE1EcQ <text:line-break/>中国大陆中央网信办溯源追查，发现美国纽约的网站supchina.com主导了在华的乌克兰舆论战，以一篇《Some Chinese men express their horniness for potential Ukrainian refugees, to the disgust of netizens》文章开始，挑起了舆论矛盾，并且将外部负面舆论全部引向中国，在中国大陆引起了内部矛盾论战。这整起事件背后还有台湾相关及疆独势力的联手推动，“涉乌克兰恶俗言论”成为大陆“重大负面舆论”... <text:line-break/><text:line-break/>另外，过去一个月，引爆中国国内外舆论的“徐州丰县铁链女”事件，其背后是一种历史遗留问题加上地方政府相关部门人员严重失职事件，一开始被短视频曝光之后，丰县地方政府一系列拙劣操作引爆了中国舆论，经过20多天的发酵，成为了春节前后除北京冬奥外最受关注的事件。后面惊动江苏省政府亲自成立特别调查小组介入调查，把调查结果完整公布并且惩处了17名失职官员，才终于平息舆论。经过调查发现，虽然此事件本身存在着不可接受的一些事实，但是事件本身的渲染是经过精心设计的，以各种半真半假讯息交织，在部分关键资料上做了加工（关键照片被PS），加上一系列的情境引导，从而引起了中国全网民的愤怒。若不是江苏省调查小组的调查结果及过程无懈可击，此事可能成为部分网民对体制的不信任及严重不满。 <text:line-break/><text:line-break/>美国国会波款五亿美元对华宣传预算资助的大量媒体及舆论工作者，无时无刻不停止寻找、制造甚至捏造各种素材及题材，作为对华舆论作战的突破口。这就是颜色革命ing，当年台湾的洪仲丘事件及太阳花事件就是这种性质，香港的占中及后来的暴乱也是，最早的北京六四天安门事件更是如此。 <text:line-break/><text:line-break/>其实，这就是战争，而且是最卑鄙无耻的一种形式。当越来越多人意识到这些，并且强烈渴望改变这种不义时，这个世界才可能有一丝变好的可能性。</text:p>
      <text:p text:style-name="P2">陳真   |  2022.02.27 22:45   |   <text:a xlink:type="simple" xlink:href="http://palinfo.habago.org/Entry?Command=Information_PrintForum&amp;iPage=3#FORUM41992"><text:span text:style-name="T1">#</text:span></text:a></text:p>
      <text:p text:style-name="P4">炳昌，應該請彭明輝先生先在他過去一生中，至少先展現一點點點點點...做為一個人最起碼的一點點點點點....連勇氣都稱不上的行為表現給大家看，然後再來講什麼浴血奮戰的鳥事。人渣黨也一樣，先把自己早已送往海外的小公主小王子全叫回來送上第一線，再來講它媽的什麼全民皆兵。 <text:line-break/></text:p>
      <text:p text:style-name="P2">楊炳昌   |  2022.02.27 21:43   |   <text:a xlink:type="simple" xlink:href="http://palinfo.habago.org/Entry?Command=Information_PrintForum&amp;iPage=3#FORUM41991"><text:span text:style-name="T1">#</text:span></text:a></text:p>
      <text:p text:style-name="P3">今天彭明輝也寫文章出來，看了差點昏倒， <text:line-break/>竟然認為烏克蘭發槍給老百姓是好的， <text:line-break/>說：「就算戰敗，也可以敗得有尊嚴、讓世人肅然起敬；或者不戰而降，讓世人輕蔑。」 <text:line-break/>「在這一場戰爭裡，我們可以清楚看見21世紀的民主陣營願意花多大的代價去捍衛他們口中的核心價值」 <text:line-break/>文章我就不PO了，看了好不舒服。</text:p>
      <text:p text:style-name="P2">怡靜   |  2022.02.27 16:46   |   <text:a xlink:type="simple" xlink:href="http://palinfo.habago.org/Entry?Command=Information_PrintForum&amp;iPage=3#FORUM41990"><text:span text:style-name="T1">#</text:span></text:a></text:p>
      <text:p text:style-name="P4">有一陣子常在大陸互聯網上看到這麼一句話 <text:line-break/>雪崩時沒有一片雪花是無辜的。 <text:line-break/><text:line-break/>台灣人很喜歡嘴上講民主自由，抗中保台，覺得可以自己選總統是多麼驕傲的一件事。 <text:line-break/>烏克蘭人肯定也這樣想吧！選總統沒問題，但當你選出來的總統不是以人民福祉為考量， <text:line-break/>而是親西方無良政權，親新納粹右翼時，那我們來看看所謂的民選總統是怎麼樣對待你的人民。 <text:line-break/><text:line-break/>還記得烏克蘭政府給平民發武器這件事嗎？對外宣稱要人民保家衛國，抵抗俄軍，結果俄軍還沒到基輔， <text:line-break/>拿到槍的老百姓有人開始入門搶劫。然後有一家三口開著吉普車逃難去，被持槍的老百姓誤認為是俄軍，全部殺害包括一名小孩。 <text:line-break/><text:line-break/>影片在此，不喜勿進。 <text:line-break/>https://twitter.com/knowjjkom/status/1497206448144723971 <text:line-break/><text:line-break/>一些拿到武器的平民還自己組成”糾察隊“ 上街巡視，看到可疑的人物便攔下盤查。 <text:line-break/><text:line-break/>另外在烏克蘭的大陸同胞出門採買也被烏克蘭人持搶追趕 <text:line-break/><text:a xlink:type="simple" xlink:href="https://twitter.com/moghilemear13/status/1497633891934429188"><text:span text:style-name="T4">https://twitter.com/moghilemear13/status/1497633891934429188</text:span></text:a><text:s/><text:line-break/><text:line-break/>他們發槍枝給平民的時候難道不會預料這種結果嗎？當然知道，他們的目的就是要製造最大的混亂。 <text:line-break/><text:line-break/>昨天我還看到一則新聞，烏克蘭政府說，監獄關的罪犯只要願意參軍，就可以出獄。（新聞下方附上 <text:line-break/>一個公告） <text:line-break/><text:line-break/>總統澤連斯基（Volodymyr Zelenskyy ）下令烏克蘭18-60歲烏克蘭男性不准離開烏克蘭，然而根據外媒報導，烏克蘭前100名富豪有96位早已在普京下令展開特別行動前搭機離開烏克蘭，剩下四位或因貪污等其他案件護照被扣無法離境，另外還包括數十位國會議員也都跑了。 <text:line-break/><text:line-break/>一位美國獨立記者（其實我現在對所謂自稱獨立記者的報導也是持保留態度，有些並不是那麼的”獨立”，但還是要看報導的內容來判定）跟隨逃難的烏克蘭居民到波瀾。烏克蘭士兵沿路攔下巴士汽車，要求所有18-60歲男性留下，一位婦女要求士兵放過她先生，被賞了一巴掌。許多人被迫徒步。 <text:line-break/><text:a xlink:type="simple" xlink:href="https://twitter.com/UkraineLive2022/status/1497106536828710912"><text:span text:style-name="T4">https://twitter.com/UkraineLive2022/status/1497106536828710912</text:span></text:a><text:s/><text:line-break/><text:line-break/><text:line-break/>另外 烏克蘭軍方刻意將坦克等重武器藏匿在居民設施附近，你以為他們不知道這樣做會遭來什麼嚴重後果嗎？（到時候西方媒體可以大肆宣揚俄軍屠殺平民） <text:line-break/><text:a xlink:type="simple" xlink:href="https://twitter.com/ASBMilitary/status/1497136438906871817"><text:span text:style-name="T4">https://twitter.com/ASBMilitary/status/1497136438906871817</text:span></text:a><text:s/><text:line-break/><text:line-break/><text:line-break/>烏克蘭政府軍在馬裏烏波爾地區攔截任何試圖出逃至戰線外的平民車輛，逮捕射殺了平民，並且試圖射殺沖卡平民。 <text:line-break/><text:a xlink:type="simple" xlink:href="https://m.weibo.cn/status/4741285216519351?#&amp;;video"><text:span text:style-name="T4">https://m.weibo.cn/status/4741285216519351?#&amp;;video</text:span></text:a><text:s/><text:line-break/><text:line-break/><text:line-break/>這是Patrick Lancaster最新的視頻，烏軍持續轟炸Donetsk 地區，炸死了兩個老師，其中一個老師和他生病的母親相依為命，現在老母親也不知道怎麼辦。一位婦人說，他們不准說俄語，沒有退休金，澤連斯基說他們（指在烏東的俄羅斯人）不存在，西方媒體永遠只報導一面。這讓我想起昨天看到一位鳳凰衛視記者報導烏東某個被轟炸地區，一位婦人生氣的對他說，你們又不會報。最後採訪一個住在地下室的九歲小孩，他說他只知道戰爭。（我實在看不得小孩受苦，每次看到這種情緒真要崩潰） <text:line-break/><text:a xlink:type="simple" xlink:href="https://youtu.be/EQkttqFt6eQ"><text:span text:style-name="T4">https://youtu.be/EQkttqFt6eQ</text:span></text:a><text:s/><text:line-break/><text:line-break/>另外東森新聞真噁心，拿了Patrick 的影片，把右下角的logo拿掉， <text:line-break/>剪輯了部分影片，配上標題，說是俄軍攻擊平民。 <text:line-break/>我去留言後影片已經轉為私人看不到了，但我已經截圖了。 <text:line-break/>這是Patrick 拍的原版視頻 <text:line-break/><text:a xlink:type="simple" xlink:href="https://youtu.be/EQkttqFt6eQ"><text:span text:style-name="T4">https://youtu.be/EQkttqFt6eQ</text:span></text:a><text:s/><text:line-break/><text:line-break/>這是畫面截圖 <text:line-break/><text:a xlink:type="simple" xlink:href="https://ibb.co/0KzwjmF"><text:span text:style-name="T4">https://ibb.co/0KzwjmF</text:span></text:a><text:s/><text:line-break/><text:line-break/>這是RT拍攝長達八年的紀錄片， 記錄了烏克蘭東部頓巴斯地區居民生活在被烏克蘭納粹政權迫害的狀況 <text:line-break/>Donbass: The Grey Zone. Life in the frontline villages <text:line-break/><text:line-break/><text:a xlink:type="simple" xlink:href="https://youtu.be/Kc7P6j6og4k"><text:span text:style-name="T4">https://youtu.be/Kc7P6j6og4k</text:span></text:a><text:s/><text:line-break/><text:line-break/>Graham Phillips也是一位長期報導烏克蘭的獨立記者，這部影片已經被油管限流了。很噁心不是嗎？西方主流媒體不斷洗白烏克蘭新納粹份子，美化為保家衛國的戰士，當有良心的記者媒體出來揭露事實時，卻被這些媒體平台刻意消音。 <text:line-break/><text:line-break/>講烏克蘭新納粹政權。主要是一些視頻的集結。 <text:line-break/>Ukraine: Nazism, denazification, banderovets, residential area artillery, and guns for everyone <text:line-break/><text:line-break/><text:a xlink:type="simple" xlink:href="https://youtu.be/FG1fuhKwXVA"><text:span text:style-name="T4">https://youtu.be/FG1fuhKwXVA</text:span></text:a><text:s/><text:line-break/><text:line-break/>很抱歉，時間不允許，否則我很想把這些英文字幕翻譯成中文 <text:line-break/>（雖然我知道大概也沒幾個人想看吧），相較於BBC,CNN主流媒體動輒是數百萬的點擊率，這些不符合西方利益的影片或自媒體的新聞，看的人少的可憐，而且類似Patrick Lancaster這樣的獨立記者 <text:line-break/>還會遭到美帝走狗的言語威脅。 <text:line-break/><text:line-break/>三天前，只有26%的美國人希望美國涉入這場戰事，經過密集的報導後，今天CNN民調，有77%的人希望北約（以美國為首）出兵烏克蘭。很熟悉的劇本不是嗎？ 當年也是這樣操作攻打伊拉克的不是嗎？ <text:line-break/><text:line-break/>記不記得杭士基最有名的Manufacturing Consent 製造共識 理論？ <text:line-break/><text:line-break/><text:a xlink:type="simple" xlink:href="https://twitter.com/ChuckModi1/status/1497676003904307201"><text:span text:style-name="T4">https://twitter.com/ChuckModi1/status/1497676003904307201</text:span></text:a><text:s/><text:line-break/><text:line-break/><text:line-break/>有人或許會問，我反戰嗎？我當然反戰，不然為什麼我們要成立巴勒網。但我想問那些”現在”出來反戰的人，當東烏克蘭被天天砲擊，無辜老百姓死傷時你們在哪裡？當葉門.敘利亞被沙烏地阿拉伯.美國等等轟炸時，你們在哪裡？你知道普京宣布對烏克蘭特別行動當天，美國也同時轟炸了索馬利亞？你知道以色列現在仍然天天對巴勒斯坦人實行暴行，那些網路流傳出來的視頻，我已經不敢點進去看了，有人替他們發聲嗎？而這些視頻很多在貼出不久都被IG 臉書 油管，推特等平台刪除，理由是暴力內容。 <text:line-break/><text:line-break/>你在乎烏克蘭是因為它是一個位於歐洲的國家，如果今天它是位於中東，南半球，或者你被洗腦為邪惡政權的國家，你還會這麼義憤填膺嗎？ <text:line-break/><text:line-break/>跟大家一樣，沒有人喜歡看這種新聞，我們寧願這些破事從沒發生。寫這些東西，當個搬運工也只是想對得起自己的良心而已。 <text:line-break/><text:line-break/>我長期關注一位研究地緣政治的網友說了一段話我很認同， <text:line-break/>他說，普京和俄羅斯在替我們做骯髒的工作，他們在對抗納粹，對抗帝國主義，對抗北約，在對抗東烏克蘭頓巴斯地區的種族滅絕，為了這個世界不再只有一個強權說了算，為了中國，為了非洲，為了亞洲，為了尊嚴，為了和平。很遺憾北約和美國只聽懂一種語言，那就是武力。 <text:line-break/><text:line-break/>我會關心烏克蘭是因為在這場戰事我看到台灣未來的命運，如果我們不認清事實，我們一定會後悔。 <text:line-break/></text:p>
      <text:p text:style-name="P2">陳真   |  2022.02.27 01:26   |   <text:a xlink:type="simple" xlink:href="http://palinfo.habago.org/Entry?Command=Information_PrintForum&amp;iPage=3#FORUM41989"><text:span text:style-name="T1">#</text:span></text:a></text:p>
      <text:p text:style-name="P3">每天幾乎都睡不到四小時，永遠忙不完的家事雜事小孩的事，疲憊不堪，像在賣命，很想寫點東西，為消弭人間不平事做點貢獻，但實在挖不出時間。 <text:line-break/><text:line-break/>看各位的留言，很感慨。各位都是明白人，不受人惑。問題是，島內幾個像我們這樣的人？很可能島內2300萬人口中根本找不到100個。例如怡靜顯然就很內行，問題是，各位不妨環顧周遭，看看你的親友同事，有幾個人會相信普丁是在反帝國侵略、反法西斯、反西方所主導的種族滅絕？有幾個人會相信普丁才是站在公義與文明的一方？ <text:line-break/><text:line-break/>這整個世界，完全籠罩在西方滴水不漏、無恥透頂的瀰天大謊之中，幾人能倖免？老實說，除了拳頭(金融、軍事、貨幣與媒體)，我不知道訴說真理能起多少作用？我們一個字一個字核實較真地寫，廢寑忘食，百年寒窗，而敵人們卻是輕輕鬆鬆地分分秒秒地任意灑下鋪天蓋地完全顛倒是非黑白的無恥謊言，抹黑造謠，無惡不作，毫無一絲廉恥。 <text:line-break/><text:line-break/>血腥殘暴毫無人性的撒旦，塑造成愛好人權與和平的天使，真正捍衛人權與公義的一方，卻反而被抹黑成邪惡魔鬼，抹黑成人類公敵。 <text:line-break/><text:line-break/>這就是我們所面對的世界。</text:p>
      <text:p text:style-name="P2">怡靜   |  2022.02.25 22:31   |   <text:a xlink:type="simple" xlink:href="http://palinfo.habago.org/Entry?Command=Information_PrintForum&amp;iPage=3#FORUM41988"><text:span text:style-name="T1">#</text:span></text:a></text:p>
      <text:p text:style-name="P4">普丁最新談話大概也沒幾個國家會播放，感謝大陸外交部俄語高級翻譯組翻譯的這麼好，感同身受。 <text:line-break/><text:line-break/>從輔說得對，另外網路資訊戰（就是那個人渣黨很愛講的認知作戰）早已展開，油管臉書封鎖了不少親俄媒體，但是美國政府爪牙臉書目前更是允許它的上億用戶可以公開表揚烏克蘭極端右翼民間武裝份子亞速營（Azov Battalion），他們後來被收編入政府軍，這些新納粹在東烏（東烏克蘭）和敖德薩幹過很多反人類罪行。 <text:line-break/><text:a xlink:type="simple" xlink:href="https://theintercept.com/2022/02/24/ukraine-facebook-azov-battalion-russia/"><text:span text:style-name="T4">https://theintercept.com/2022/02/24/ukraine-facebook-azov-battalion-russia/</text:span></text:a><text:s/><text:line-break/><text:line-break/>你聽過敖德薩公會大樓慘案嗎？你知道烏東俘虜被亞速營份子釘上十字架活活燒死？你知道戰爭不是現在才開始嗎？８年前就開始了，烏東地區這八年來婦女兒童平民被殺害的人數高達一萬四千名。普丁說烏東地區有種族滅絕是真的。 <text:line-break/><text:line-break/>普丁公開承認頓內次克人民共和國(DPR)和盧干斯克人民共和國(LPR)那天，我看到一段視頻，一位年輕女性說 我們太高興了，我們為了躲避(基輔納粹政權)空襲已經在地下室躲了八年了，說完掩面而泣。 <text:line-break/><text:line-break/>一位獨立記者Patrick Lancaster（美國退役軍人）長達８年在烏克蘭報導西方主流媒體不會讓你看到的一面，Patrick說早期他做過自由投稿記者(freelancer) 後來發現主流媒體根本不想要這些東西，那不符合西方寡頭的利益，後來他只靠觀眾捐款。 <text:line-break/><text:line-break/><text:line-break/>這是他之前拍攝在頓內次克(Donetsk)一些老人被迫生活在防空洞的影片 <text:line-break/><text:a xlink:type="simple" xlink:href="https://youtu.be/-brDwwkHUdw"><text:span text:style-name="T4">https://youtu.be/-brDwwkHUdw</text:span></text:a><text:s/><text:line-break/><text:line-break/>這個是頓內次克地區婦女小孩撤退到俄羅斯境內的影片． <text:line-break/><text:line-break/><text:a xlink:type="simple" xlink:href="https://youtu.be/LX6FACY_50s"><text:span text:style-name="T4">https://youtu.be/LX6FACY_50s</text:span></text:a><text:s/><text:line-break/><text:line-break/>聽聽這些平民老百姓的心聲，真是讓人心痛。 <text:line-break/><text:line-break/>這是Patrick Lancaster的專訪 <text:line-break/>h<text:span text:style-name="T4">ttps://youtu.be/xA8or91FbwU</text:span><text:s/><text:line-break/>值得一聽 <text:line-break/><text:line-break/>另外，烏克蘭新納粹到過香港反送中現場。 <text:line-break/><text:a xlink:type="simple" xlink:href="https://kknews.cc/media/e6qq994.html"><text:span text:style-name="T4">https://kknews.cc/media/e6qq994.html</text:span></text:a><text:s/><text:line-break/><text:line-break/>最後 希望普丁殲滅所有的新納粹。 </text:p>
      <text:p text:style-name="P2">鄭豐遠   |  2022.02.25 21:23   |   <text:a xlink:type="simple" xlink:href="http://palinfo.habago.org/Entry?Command=Information_PrintForum&amp;iPage=3#FORUM41987"><text:span text:style-name="T1">#</text:span></text:a></text:p>
      <text:p text:style-name="P3">普京的這篇"有必要再一次解释我们为什么要这么做"看了讓人很感動。普京確實是位英雄。可惜不懂俄文，不能真的領略情感的微妙處 (翻譯應該是翻得很好，不過普京應該不會說出修身，齊家，治國這類的字眼吧，也許會也說不定，我不知道)。 <text:line-break/><text:line-break/>今日烏克蘭，就是明日台灣的寫照。也許，或者說祈禱，這一切能讓台灣從中學到教訓，明白自己是誰，並像毛澤東說的，認清「誰是我們的敵人？誰是我們的朋友？」</text:p>
      <text:p text:style-name="P2">孫從輔   |  2022.02.25 13:35   |   <text:a xlink:type="simple" xlink:href="http://palinfo.habago.org/Entry?Command=Information_PrintForum#FORUM41986"><text:span text:style-name="T1">#</text:span></text:a></text:p>
      <text:p text:style-name="P3">對我而言，這場軍事行動是大勝、小勝、還是慘勝，取決於烏克蘭平民的傷亡。目前看來，這正是俄羅斯想極力避免的，卻是西方邪惡集團想極力擴大的，我觀察雙方在各方面鬥爭的情勢仍然十分緊張。普丁的最新談話鏗鏘有力，值得一讀： <text:line-break/><text:a xlink:type="simple" xlink:href="https://www.guancha.cn/internation/2022_02_25_627675_s.shtml"><text:span text:style-name="T4">https://www.guancha.cn/internation/2022_02_25_627675_s.shtml</text:span></text:a><text:s/><text:line-break/><text:line-break/>這兩天華春瑩說的一句話好，她說：「北約還欠著中國人民的血債。」 <text:line-break/><text:line-break/>只要我們拳頭夠硬，這句話應該反覆說，每次談到北約時，就該說一遍。</text:p>
      <text:p text:style-name="P2">許世勤   |  2022.02.25 09:21   |   <text:a xlink:type="simple" xlink:href="http://palinfo.habago.org/Entry?Command=Information_PrintForum#FORUM41985"><text:span text:style-name="T1">#</text:span></text:a></text:p>
      <text:p text:style-name="P4">項莊舞劍，意在沛公。俄羅斯對烏克蘭作戰，明面上是為了烏克蘭境內俄羅斯同胞的安全以及對抗新納粹，但是戰略目標應該是德國。 <text:line-break/><text:line-break/>美國方面主動對德國攤牌，要求終止北溪二號。德國因為錯誤的綠能政策，導致能源供應不足，要嘛就是花更多錢跟美國買天然氣，不然就是啟用北溪二號獲取較便宜的能源。原本舊有的管線，烏克蘭可以從中抽稅，所以烏克蘭也是不願意北溪二號啟用，因此美烏在這幾年來不願履行Minsk協議。如果北溪二號啟用，意味著歐洲的能源供應將被掐在俄羅斯手上，那麼美國就不再能號令歐盟，北約軍事聯盟也將名存實亡。這一點上可以確定美方不會讓步，但是美國的手法還是一樣，慫恿「盟友」替美國霸權利益當砲灰。目前歐洲各國領導人對此有較為清楚認知的，大概就是法國的Macron，從中國的利益來講，強化跟法國的外交關係，對於鞏固歐洲一線會較有幫助。 <text:line-break/><text:line-break/>2014年俄羅斯對烏克蘭作戰，讓時任德國總理的Merkel最終決定與Putin達成和解，所以有了Minsk協議。現在俄羅斯承認Donbass並進一步以peacekeeper的名義進入烏克蘭邊境，應該也是對德國總理Scholz施壓，要他拒絕美國對於北溪二號的阻擋，所以德國的態度會決定此次事態的發展，這也是最不確定的因素。Biden指示7000美軍進入德國，我看比較像是要掐住Scholz的脖子，要求他不能「退縮」。不過俄羅斯如果進入Kiev，長期來講對俄羅斯可能也不是最佳選擇。 <text:line-break/><text:line-break/>現在美國的態度有點曖昧，如果美國將力量轉向歐洲，那麼西太平洋一帶的美軍力量便會空虛，中國則進一步得到新的發展機遇期。這幾年幾乎只要美國在世界上捅出簍子，不管是Trump還是Biden政權，幾乎都是致電中國，希望中國「幫忙」。過去幾次中國幫美國解除了危機，換來的卻是美國對華制裁的進一步升級。這次中方的回應很單純，簡單說就是美國你自己捅的馬蜂窩，自己的責任自己解決，採取了隔岸觀火的態度，這樣很好。 <text:line-break/><text:line-break/>蘇聯解體的時候，當時有美國學者提出諫言，北約的擴張行動將成為美國致命性的戰略失誤。現在看來似乎如此，如果美利堅昂薩集團的霸權就此落幕，終止將近五百年的帝國主義擴張，這對世界和平而言將是件好事。</text:p>
      <text:p text:style-name="P2">陳真   |  2022.02.24 23:50   |   <text:a xlink:type="simple" xlink:href="http://palinfo.habago.org/Entry?Command=Information_PrintForum#FORUM41983"><text:span text:style-name="T1">#</text:span></text:a></text:p>
      <text:p text:style-name="P3">(續) <text:line-break/><text:line-break/>烏克蘭除了強迫女性上戰場，而且宣布發放武器給民眾。有一天，台灣也會這樣：給予平民武器，鼓動內部互相殘殺、殺害異己或屠殺少數一方，盡力極大化內戰傷亡與仇恨。半個多世紀來，美國在世界許多國家或地區就是這麼幹的。 <text:line-break/><text:line-break/>事實上，在美國的強力主導下，人渣黨這幾年早已積極在這麼幹了，謂之全民國防，謂之全民皆兵，所圖謀者，無非就是骨肉相殘，製造更多仇恨、內亂與傷亡，非常邪惡，毫無人性。大家應該儘早認清這一點，切勿上當。在這島上，沒有比這更重要更迫切的事了。 <text:line-break/><text:line-break/>每當我講出一些十分重要的事，CIA 及其人渣走狗們就會跳出來哭爸哭母。</text:p>
      <text:p text:style-name="P2">李念淨   |  2022.02.24 23:28   |   <text:a xlink:type="simple" xlink:href="http://palinfo.habago.org/Entry?Command=Information_PrintForum#FORUM41982"><text:span text:style-name="T1">#</text:span></text:a></text:p>
      <text:p text:style-name="P4">然而再怎麼外科手術式的作戰，還是會造成生命跟財產的損失。雖然我對俄軍終於做足準備解放烏克蘭感到高興，但是從一般人的角度來看多少還是有點畏懼。 <text:line-break/><text:line-break/>所以如果我們處於台海戰爭，首先就要優先保證自己的人身安全，然後最重要的是不受人惑，不要聽信藍綠政客鼓吹的抗戰跟抵抗，而是要消極的被動的去抵制諸如徵兵的行為：最悲哀的就是當人渣的走卒對同樣都是中國人的解放軍送死。 <text:line-break/><text:line-break/>目前看來普丁準備了好幾年，恐怕更重要的是戰後要怎麼維持住烏克蘭的秩序以及保障一般人而非寡頭的生活，這才是曠日持久的主戰場</text:p>
      <text:p text:style-name="P2">陳真   |  2022.02.24 14:36   |   <text:a xlink:type="simple" xlink:href="http://palinfo.habago.org/Entry?Command=Information_PrintForum#FORUM41980"><text:span text:style-name="T1">#</text:span></text:a></text:p>
      <text:p text:style-name="P3">其實我是支持俄羅斯全面佔領烏克蘭的，因為它事實上就是一個美國的法西斯軍事殖民地，與台灣類似，國庫被貪婪腐敗的“烏奸”掏空，出賣烏克蘭人民，以法西斯手段整肅傷害異己，煽動仇俄意識，做為西方列強反俄的走狗，不斷擴張西方軍事威脅勢力範圍，甚至針對中俄，在你家大門口四處部署各種生化武器實驗室。西方這種作為，這才叫做侵略。 <text:line-break/><text:line-break/>一個國家，面對這樣一種入侵自家大門口的西方集體軍事威脅，它有可能不做出相對應的回應嗎？ <text:line-break/><text:line-break/>以下是普丁的聲明全文： <text:line-break/><text:line-break/><text:a xlink:type="simple" xlink:href="https://card.weibo.com/article/m/show/id/2309404739703050994363"><text:span text:style-name="T4">https://card.weibo.com/article/m/show/id/2309404739703050994363</text:span></text:a></text:p>
      <text:p text:style-name="P2">柳春春阿忠   |  2022.02.23 09:40   |   <text:a xlink:type="simple" xlink:href="http://palinfo.habago.org/Entry?Command=Information_PrintForum#FORUM41979"><text:span text:style-name="T1">#</text:span></text:a></text:p>
      <text:p text:style-name="P4">浮出水面。也是因為關注溫鐵軍老師買了書來看，挺不錯看的。推薦大家。a三民網路書店可買到，b絕版了，請點連結看pdf版（柳春春社員提供的）。 <text:line-break/><text:line-break/>a.四千年農夫：中國、朝鮮和日本的永續農業（簡體書） <text:line-break/>系列名：東方經濟文庫 <text:line-break/>ISBN13：9787506092111 <text:line-break/>出版社：人民東方出版社(東方社) <text:line-break/>作者：(美)佛蘭克林‧H.金 <text:line-break/>譯者：程存旺;石嫣 <text:line-break/><text:line-break/>b.八次危機（簡體書） <text:line-break/>ISBN13：9787506055574 <text:line-break/>出版社：人民東方出版社(東方社) <text:line-break/>作者：溫鐵軍 <text:line-break/>裝訂／頁數：平裝／300頁 <text:line-break/><text:line-break/><text:a xlink:type="simple" xlink:href="http://www.oz.org.tw/temp/9787506055774.pdf"><text:span text:style-name="T4">http://www.oz.org.tw/temp/9787506055774.pdf</text:span></text:a></text:p>
      <text:p text:style-name="P2">五元   |  2022.02.22 16:15   |   <text:a xlink:type="simple" xlink:href="http://palinfo.habago.org/Entry?Command=Information_PrintForum#FORUM41978"><text:span text:style-name="T1">#</text:span></text:a></text:p>
      <text:p text:style-name="P3">台灣太烏煙瘴氣,大家看些正能量的東西吧 <text:line-break/><text:line-break/>日本纪录片导演与中国第一长河『长江』的十年之约， <text:line-break/>寻找6300公里源头的第一滴水《再会长江》EP.01 <text:line-break/><text:line-break/><text:a xlink:type="simple" xlink:href="https://www.youtube.com/watch?v=FlK0A3MVYk4"><text:span text:style-name="T4">https://www.youtube.com/watch?v=FlK0A3MVYk4</text:span></text:a><text:s/><text:line-break/><text:line-break/><text:line-break/>我跟拍紀錄片的亮叔同年<text:span text:style-name="T5">🌹</text:span><text:s/><text:line-break/>最後年輕的編導幫亮叔拍到第一滴水那邊,讓我想到一個故事, <text:line-break/>人生就是在迷宮中前進,每遇到一面牆就要翻過它,但我們逐漸衰老, <text:line-break/>總有一天會遇到了一座翻不過去的高牆, <text:line-break/>這時我們能做的就是在牆邊等待,等待從後面過來的年輕人,把他頂上去,幫助他翻過這道牆, <text:line-break/>有一天這個年輕人也會這樣做,幫助他的晚輩繼續前行,人類的歷史因此生生不息!</text:p>
      <text:p text:style-name="P2">Hank   |  2022.02.22 15:00   |   <text:a xlink:type="simple" xlink:href="http://palinfo.habago.org/Entry?Command=Information_PrintForum#FORUM41977"><text:span text:style-name="T1">#</text:span></text:a></text:p>
      <text:p text:style-name="P4">最近在yt上看到一段話 <text:line-break/>應該蠻符合小弟感受到的台灣現狀 <text:line-break/>在此當個搬運工分享給大家 <text:line-break/><text:line-break/>---- <text:line-break/>當混濁成為了常態，清醒就變成一種罪過 <text:line-break/><text:line-break/>更可怕的是，每當有清醒過來的人，想要跳出泥淖的時候 <text:line-break/>他就會迅速被泥淖吞沒 <text:line-break/>再次成為其中的一部份 <text:line-break/>----</text:p>
      <text:p text:style-name="P2">孫從輔   |  2022.02.22 03:41   |   <text:a xlink:type="simple" xlink:href="http://palinfo.habago.org/Entry?Command=Information_PrintForum#FORUM41976"><text:span text:style-name="T1">#</text:span></text:a></text:p>
      <text:p text:style-name="P3">分享兩則溫鐵軍先生談自己人生經歷的影片。他的專業見解在網上普遍流傳，倒是這兩段更精采的談及自身經歷的影片，觀看量不成比例的低。 <text:line-break/><text:line-break/>1. 溫鐵軍：調查研究是一輩子的事 <text:line-break/><text:a xlink:type="simple" xlink:href="https://youtu.be/erUQ6G_heWs"><text:span text:style-name="T4">https://youtu.be/erUQ6G_heWs</text:span></text:a><text:s/><text:line-break/>讓我印象最深刻的一段是從約20分鐘開始，他講90年代初去蘇東調研的故事。親歷克羅埃西亞和南斯拉夫的老百姓如何善良友好，卻遭邪惡力量帶來死亡與不幸，東德的工人如何痛心他們工業技術賤價被西方掠奪，蘇聯軍人的遺孀窮到賣亡夫的軍功章，還被自己人剝削，等等，可以感到他心中的憤怒與沈痛。 <text:line-break/><text:line-break/>2. 溫鐵軍：我在革命中被改造成為一個認為自己應該被改造的人 <text:line-break/><text:a xlink:type="simple" xlink:href="https://youtu.be/lnRoZOdnQwU"><text:span text:style-name="T4">https://youtu.be/lnRoZOdnQwU</text:span></text:a><text:s/><text:line-break/>他很豁達地談到自己充滿挫折與不公的成長經歷。 </text:p>
      <text:p text:style-name="P2">鄭豐遠   |  2022.02.21 13:50   |   <text:a xlink:type="simple" xlink:href="http://palinfo.habago.org/Entry?Command=Information_PrintForum&amp;iPage=1#FORUM41975"><text:span text:style-name="T1">#</text:span></text:a></text:p>
      <text:p text:style-name="P3"><text:a xlink:type="simple" xlink:href="https://youtu.be/KDT2NSmxcas"><text:span text:style-name="T4">https://youtu.be/KDT2NSmxcas</text:span></text:a><text:s/><text:line-break/><text:line-break/>今天無意間看到的，心有所感，貼到這裡。魯迅說「人類的悲歡並不相通」，在這樣一個時代，或許也只有那些內心懷有類似情感的，才會欣賞這樣的人，這樣的一席話。溫鐵軍說了什麼，某個意義其實並不重要，雖然他確實是我見過的大陸學者中最具深刻創見的人之一，而我相信，一個內心沒有深刻情感的人，不可能提出深刻的創見。隨著東風日熾，隨著中國的真正強大，這些所謂的創見，在可見的未來，將會變成普通常識，變得不再需要另眼看待。 <text:line-break/><text:line-break/>之前在留言板說過，我們有一對要好的巴西夫妻朋友，過去當室友時，經常討論東西文化差異。有一天女生問了我們一個問題，至今仍然讓我印象深刻。當時聊到西方的殖民與壓迫，身為巴西人的她對此感觸良多。說完西方，談起中國，她問道:「那你們中國的原住民是誰?」 <text:line-break/><text:line-break/>無意說出的短短一句話，其實說明了很多事，我和鈺錠從來沒有想過這個問題，先是愣了好幾秒，然後才笑著回答: 我們就是中國的原住民呀! 幾年後的現在，當我想起這件事，包括我們當時的反應，仍然覺得十分特別。 <text:line-break/><text:line-break/>大概也就是從那時起，我似乎明白了很多事，漸漸地，我就對西方，包括過去我自覺較大多數人掌握得更好的英語，從內心深處失去了興趣。</text:p>
      <text:p text:style-name="P2">陳真   |  2022.02.19 21:39   |   <text:a xlink:type="simple" xlink:href="http://palinfo.habago.org/Entry?Command=Information_PrintForum&amp;iPage=1#FORUM41974"><text:span text:style-name="T1">#</text:span></text:a></text:p>
      <text:p text:style-name="P3">希望有一天，這些漢奸人渣能得到他們應有的下場，該關的關，該槍斃的槍斃。 <text:line-break/><text:line-break/>跟漢奸人渣講道理是毫無意義的。我們力量不如人，只能任人糟蹋，任人宰割。祖國技不如人，當然也只能任由漢奸人渣橫行，但我希望公義是非終究得落實，如果有一天台灣解放，就應該讓善惡獎懲回到它們應有的位置上，為惡者就應嚴懲，良善之士就應獲得褒揚。 <text:line-break/><text:line-break/>話雖如此，但我知道現實往往荒謬無度；不管怎麼改朝換代，一朝人渣便永遠是人渣，永遠知道怎麼趨炎附勢，從中漁利。各位信不信？當台灣解放，這些人要不是逃往國外繼續吃香喝辣，就是立即搖身一變，高喊祖國萬歲，照樣還是吃香喝辣。 <text:line-break/><text:line-break/>高達在他的某部電影(應該是"我略知她一二" 這部片) 中，提到一個難以名狀的觀念深得我心，意思是說，且讓人們去做他應該做的角色，該是戀人的便是戀人，該猥瑣的就繼續猥瑣，事物本然，任其所是，生命就是這麼一回事。 <text:line-break/><text:line-break/>陳真 <text:line-break/><text:line-break/>2022. 02. 19. <text:line-break/><text:line-break/>=================== <text:line-break/>黃郁婷冬奧穿中國隊服惹議 蘇貞昌要求調查不當言行適當處分 <text:line-break/><text:line-break/>2022年2月19日 <text:line-break/><text:line-break/>台灣競速滑冰選手黃郁婷日前參加北京冬奧時，在賽前練習身穿中國大陸隊服，引發爭議。行政院今天表示，國家代表隊成員應謹言慎行，行院長蘇貞昌已要求調查黃郁婷的不當言行，並為適當處分。 <text:line-break/><text:line-break/>行政院下午透過媒體群組表示，關於黃郁婷穿著中國隊服裝的影片，以及後續發言內容不符民眾對國家代表隊選手期待等行為，發言人羅秉成說，國家代表隊成員對外代表國家爭取榮譽，一舉一動皆見諸於國際社會，應謹言慎行，維護國家尊嚴。 <text:line-break/><text:line-break/>羅秉成說，政府以民眾稅金挹注代表隊成員作為培訓與賽事參與所需經費，選手更背負國人期待，不應有任何損及國家榮譽的爭議言行。 <text:line-break/><text:line-break/>羅秉成表示，蘇貞昌認為黃郁婷行為極為不當，已要求教育部、體育署針對黃郁婷選手不當言行進行調查，並為適當處分，同時也應檢討建立機制與要求，作為日後國家代表隊成員對外言行可遵循的規範</text:p>
      <text:p text:style-name="P2">孫從輔   |  2022.02.19 14:21   |   <text:a xlink:type="simple" xlink:href="http://palinfo.habago.org/Entry?Command=Information_PrintForum&amp;iPage=1#FORUM41973"><text:span text:style-name="T1">#</text:span></text:a></text:p>
      <text:p text:style-name="P4">我看了點燃奧運聖火的新疆選手迪妮格爾•衣拉木江的訪問，特別感動。她的眼神、表情、語氣那麼真誠自然，勝過千言萬語，各種謠言不攻自破。 <text:line-break/><text:line-break/>訪談影片： <text:line-break/><text:a xlink:type="simple" xlink:href="https://youtu.be/D2InnWLft3o"><text:span text:style-name="T4">https://youtu.be/D2InnWLft3o</text:span></text:a></text:p>
      <text:p text:style-name="P2">賴志昌   |  2022.02.16 13:02   |   <text:a xlink:type="simple" xlink:href="http://palinfo.habago.org/Entry?Command=Information_PrintForum&amp;iPage=1#FORUM41972"><text:span text:style-name="T1">#</text:span></text:a></text:p>
      <text:p text:style-name="P3"><text:line-break/>有想到些但沒想明白的 <text:line-break/>以及根本沒想到的地方都通了 <text:line-break/>感謝王老師解說 </text:p>
      <text:p text:style-name="P2">洋洋   |  2022.02.15 19:50   |   <text:a xlink:type="simple" xlink:href="http://palinfo.habago.org/Entry?Command=Information_PrintForum&amp;iPage=1#FORUM41971"><text:span text:style-name="T1">#</text:span></text:a></text:p>
      <text:p text:style-name="P4">請接收來自太空的挑戰！ <text:line-break/><text:line-break/>神舟十三号航天员翟志刚、叶光富给你出燈谜，“白云蓬蓬生足下”、“怀抱寰宇悬浮立" <text:line-break/><text:line-break/><text:a xlink:type="simple" xlink:href="https://youtu.be/_avbya6M6nU"><text:span text:style-name="T4">https://youtu.be/_avbya6M6nU</text:span></text:a><text:s/><text:line-break/><text:line-break/>神奇的無重力書法，開眼界啦 ! </text:p>
      <text:p text:style-name="P2">王修亮   |  2022.02.15 14:10   |   <text:a xlink:type="simple" xlink:href="http://palinfo.habago.org/Entry?Command=Information_PrintForum&amp;iPage=1#FORUM41970"><text:span text:style-name="T1">#</text:span></text:a></text:p>
      <text:p text:style-name="P3">《說文解字》段注：「析言之，獨體曰文，合體曰字，統言之，則文字可互稱。」 <text:line-break/><text:line-break/>獨體指獨立存在的一個圖畫字，例如「牛」、「馬」。會稱為「文」，因為這種字是最早被創造的字，是伏羲之後「觀鳥獸之文與地之宜，近取諸身，遠取諸物」逐漸被各部落的巫覡所「畫」出來的花紋紀錄，通常也會在甲骨文中出現，在商周以前就被創造，商周時代已經廣泛使用了。 <text:line-break/><text:line-break/>合體稱為「字」，《說文》「字者，言孳乳而寖多也。」，甲骨文約有四千六百多個，對人類常用字來說當然是不夠的，所以後人將兩個文或三個文、四個文合在一起形成一個「新字」。例如：雞（奚隹合，奚肖雞叫聲，隹為短尾鳥，象雞形）、鴨(甲肖鴨叫聲，鳥象其形)、鵝(我肖鵝叫聲，鳥象其形)、蛙(虫歸其類，圭肖其鳴叫聲) <text:line-break/><text:line-break/>這些合體字，是商周以後逐漸創造的。 <text:line-break/>一般來說，這些字先有語音，也就是民間先有了語言，例如：狗，甲骨文有「犬」字，犬是商周前所創字，但民間俗語稱小犬為狗，民間有這種叫法，但沒這個字，可是大家都這麼說，紀錄者卻無字可記，所以後來才創造了一個新的字「狗」來用。 <text:line-break/>至於「貓」，雖然在詩經裡出現，但直到漢唐才有人類在家中飼養的紀錄，也屬於很晚創造的字。 <text:line-break/>這種字也算是形聲字，或著是形聲兼會意。 <text:line-break/><text:line-break/>文字、語辭的「形音義」其實是不斷被創造的，例如外來語的「馬達」「粉絲」。能多 了解些是好的，沒時間鑽研，能妥善運用也不錯了。</text:p>
      <text:p text:style-name="P2">王修亮   |  2022.02.15 13:22   |   <text:a xlink:type="simple" xlink:href="http://palinfo.habago.org/Entry?Command=Information_PrintForum&amp;iPage=1#FORUM41969"><text:span text:style-name="T1">#</text:span></text:a></text:p>
      <text:p text:style-name="P4">子夏曰：「雖小道，必有可觀者焉；致遠恐泥，是以君子不為也。」 <text:line-break/><text:line-break/>猜謎是小道，拆合、用典、會意，不論是出題還是解射，都頗耗時費心，玩多了可就有點兒浪費時間，所以子夏認為「君子不為」，但這畢竟只是子夏說的，子夏太嚴肅了。咱孔老夫子可是喟然歎曰：「吾與點也。」跳跳舞啊！唱唱歌啊！猜猜謎與啊！也是至情至性的。 <text:line-break/><text:line-break/>休閒娛樂本就是「游於藝」，是生命中不可缺乏的美感，失去這一點美感，人就只剩下虛「文」，失去本「質」了。只要不過，和孩子們游於藝，挺有意思的。 <text:line-break/><text:line-break/>這次的謎題其實不難，只是我為了加強學生們對中國文史的學習，在謎題裡略用了一些典故以便猜謎時講解故事，若是不知道這些典故，就稍有難度。謎底採用神話時代帝王名也是這個緣故，寓教於樂，孩子們歷史年代背誦的有趣些。 <text:line-break/>若是有閒暇，我會陸續把歷代年號製作為謎語，讓孩子們邊猜邊學歷史。 <text:line-break/><text:line-break/>這裡把謎題註解一下，先不直接解謎，讓猜者再想想。 <text:line-break/><text:line-break/>一 <text:line-break/>★踐跡傷虎尾 <text:line-break/>拆字，猜字謎的時候，要尋找謎題裡的「字眼」，也就是要被拆的、被剔除的、被組合的那個字。這謎題取易經履卦「履虎尾」，字眼就是「虎」，踐跡，跡是腳印，在下，尾在後，亦如尾，所以「虎」字尾「儿」的位置被踐踏踩掉，剩下「虍」。 <text:line-break/>★全身待吳勾 <text:line-break/>吳勾是一把名劍，古稱純鉤，《淮南子》：「夫純鉤，魚腸之始下型，擊則不能斷，刺則不能入，及加之砥礪，摩其鋒鄂，則水斷龍舟，陸團犀甲。」孩子年紀若稍大些，魚腸劍的故事也可以一起聽了。這裡要轉個意，把名詞轉換成動詞，保全字身則需要等待「吳」字被勾過來。 <text:line-break/>★千載如一瞬 <text:line-break/>「千載」這個詞在猜謎的作用是虛的，所以我這個詞用得不好，後來想想，應該用「九州」比較好，舜是巡行九州時死在蒼梧，改成「九州共一瞬」比較切題，還可以從這個典故給孩子們講講湘妃竹的故事。 <text:line-break/>★相見不可求 <text:line-break/>瞬是快速的看，卻無法看見，所以瞬就去掉部首「目」。 <text:line-break/><text:line-break/>二 <text:line-break/>★從來左位上尊之 <text:line-break/>拆字，字眼是「左」。左上為尊是禮法，長輩居左居上，下面的「工」就被捨棄了。 <text:line-break/>★下臨得肉鄙者食 <text:line-break/>「肉食者鄙」是《左傳． 莊公十年》《曹劌論戰》的典故，「鄙」字義也有偏僻、低下之意，所以在下位的「工」捨棄之後，來臨的是「肉」，寫法與「月」相同，在甲骨文的字源從「肉」從「月」皆通。若是想從「月」，謎題可以改成「下臨得月欲落時」，月亮欲落，所以在下。 <text:line-break/>★木中有物可坐臥，鳥雀居上隱於枝 <text:line-break/>這兩句是會意，會意沒有字眼，看整句意義所在，形容的就是鳥巢，鳥在巢中坐臥。 <text:line-break/><text:line-break/>三 <text:line-break/>★天上垂兆如落川 <text:line-break/>拆字、合字，「天」是拆字眼，「川」適合字眼，天上為二，二下有川，《說文》三垂日月星也，觀乎天文以察時變。所以謎題用了垂兆。 <text:line-break/>★長劍一日足貫穿 <text:line-break/>「日」是拆字眼，長劍冠日是象形兼會意，本想用「白虹貫日」的典故，但虹是圓弧形，最後還是改用長劍，不過荊軻刺秦王的典故還是可以說說。 <text:line-break/>★儂知人懼故逃逸：單純拆字，「儂」的人字逃走。 <text:line-break/>★食花斷腸世心酸：直用典故的會意，用的是嚐百草誤食斷腸花的典故。 <text:line-break/><text:line-break/>四 <text:line-break/>★世殘尚有心 <text:line-break/>拆字，「世」為字眼，殘了世這個字，只剩下世的心，就是「廿」。 <text:line-break/>★寅失頭何尋 <text:line-break/>拆字「寅」，頭蓋去了，合上「廿」。 <text:line-break/>★若然有所立：若然有所四個字都是虛指，字眼就是「立」。 <text:line-break/>★兩頰淚沾巾 <text:line-break/>合字，「立」的兩頰在下面一橫兩邊，加上兩滴淚，下面再合上「巾」。 <text:line-break/><text:line-break/>五 <text:line-break/>★此蟲莫語冰 <text:line-break/>這是用典，用的是《莊子．秋水》「夏蟲不可以語於冰者，篤於時也。」★日長高枝鳴 <text:line-break/>「日長」指夏至是一年中晝最長之日，「高枝鳴」是會意，指的是夏季特有的蟲「蟬」，在甲骨文，「夏」這個字畫的是一隻蟬形。 <text:line-break/>★君王過門去，水平天下寧 <text:line-break/>用典與會意，直說三過家門不入與治洪水之故事。 <text:line-break/><text:line-break/>六 <text:line-break/>★鑽木而有燦幽冥 <text:line-break/>用典與會意，鑽木取得之物，人類從此在黑夜有了光明。 <text:line-break/>★天下由此遂得明 <text:line-break/>合字，字眼是「遂」，合上前一句的字。 <text:line-break/>★何使命令皆同立 <text:line-break/>拆字，「何使命令」四個字裡「皆同立」，都有的是甚麼字呢？ <text:line-break/>★四字歸一天地擎 <text:line-break/>用的是「盤古開天」、「頂天立地」的典，「天地人」三才，天地間有的是甚麼，就是前一句那個四字歸一的字。 <text:line-break/><text:line-break/>七 <text:line-break/>★但見昏黃晨曦渺 <text:line-break/>拆字、會意，字眼是「但」，拆為立「人」和「旦」，「旦」是清晨，黃昏了，晨曦不見了，所以「旦」字消失了。 <text:line-break/>★一犬相迎與為好 <text:line-break/>合字，「旦」渺去，「犬」相迎而來，與立「人」同好。 <text:line-break/>★雖知有義缺其腳，舒氣ㄎㄎ通左竅 <text:line-break/>上兩句人犬相依而下有義，旦是「義」字缺了一腳。ㄎㄎ是舒氣貌，缺的一腳合上左竅的舒氣，字就全了。 <text:line-break/><text:line-break/>八 <text:line-break/>★上尋得其康 <text:line-break/>拆字，從上面尋找，找「康」字的上半部。 <text:line-break/>★下尋得其倉 <text:line-break/>拆字、合字，從下面尋找，找「倉」字的下半部。上下兩句合起來是個新字。 <text:line-break/>★眾土堆疊甚，兀自一肩扛 <text:line-break/>三人為眾，眾土是三個土，堆疊起來，下二上一。「兀」將三個土一肩扛起。</text:p>
      <text:p text:style-name="P2">洋洋   |  2022.02.15 08:03   |   <text:a xlink:type="simple" xlink:href="http://palinfo.habago.org/Entry?Command=Information_PrintForum&amp;iPage=1#FORUM41968"><text:span text:style-name="T1">#</text:span></text:a></text:p>
      <text:p text:style-name="P3">前些日子出遊，孩子問湖中划來滑去的是鵝還是鴨 ? 我想到雞、鴨、鵝、蛙、狗、貓、牛、馬等常見的家禽家畜寵物，牠們的叫聲與讀音都很相似。 <text:line-break/>超脫六書謂的“象形、指事、會意、形聲、轉注、假借之外。 <text:line-break/>中文字真有趣。</text:p>
      <text:p text:style-name="P2">鄭豐遠   |  2022.02.15 05:37   |   <text:a xlink:type="simple" xlink:href="http://palinfo.habago.org/Entry?Command=Information_PrintForum&amp;iPage=1#FORUM41967"><text:span text:style-name="T1">#</text:span></text:a></text:p>
      <text:p text:style-name="P4">真厲害，這樣都猜得出來，如果修亮姐沒有提示，恐怕無從猜起。 <text:line-break/><text:line-break/>我看到網路上一些祖國的 AI 機器人和人應答如流，還有機器人之間用中文吵架互掐的視頻，覺得很不可思議，現代科技竟已進步至斯。不過，如果有一天 AI 會猜燈謎了，我才真正服輸。 <text:line-break/><text:line-break/>這幾年人在海外生活，各國各色人等看得多了，對語言感觸特別深。我很少覺得自己或同胞身上有何特別之處，畢竟人都差不太多，但是我的確對會說中文，並身為中華文明的一份子感到深深的驕傲。 <text:line-break/><text:line-break/>下面是無意間看到的一個影片，是李光耀在 1979 年於新加坡推行普通話的一段講話。新加坡小小一個國家的領導者尚且如此看重普通話在方方面面的價值和功用，更別說中國這樣的超級大國。我對祖國瞭解愈多，對中國之推行普通話與中文字就感到愈佩服。 <text:line-break/><text:line-break/><text:a xlink:type="simple" xlink:href="https://youtu.be/-VAXFVz-r1g"><text:span text:style-name="T4">https://youtu.be/-VAXFVz-r1g</text:span></text:a><text:s/><text:line-break/>(李光耀視頻後半段是講福建話，咱台語不就是從這來的嗎?) <text:line-break/><text:line-break/>分享一則前兩天看到的限制級笑話，十八歲以下請離場喔。標題是「男人一生的四個階段」: <text:line-break/><text:line-break/>喜歡上一個人 <text:line-break/><text:line-break/>喜歡上一個人 <text:line-break/><text:line-break/>喜歡上一個人 <text:line-break/><text:line-break/>喜歡上一個人 <text:line-break/><text:line-break/>(註: AI 應該看不懂)</text:p>
      <text:p text:style-name="P2">賴志昌   |  2022.02.13 23:09   |   <text:a xlink:type="simple" xlink:href="http://palinfo.habago.org/Entry?Command=Information_PrintForum&amp;iPage=1#FORUM41966"><text:span text:style-name="T1">#</text:span></text:a></text:p>
      <text:p text:style-name="P3">(1)虞舜 <text:line-break/>(2)有巢 <text:line-break/>(3)神農 <text:line-break/>(4)黃帝 <text:line-break/>(5)夏禹 <text:line-break/>(6)燧人 <text:line-break/>(7)伏羲 <text:line-break/>(8)唐堯 <text:line-break/><text:line-break/>(1) <text:line-break/>踐跡傷虎尾，全身待吳勾；千載如一瞬，相見不可求。 <text:line-break/><text:line-break/>踐跡傷虎尾，故是虍，全身待吳勾，是虍加吳，便是虞字。 <text:line-break/>因答案限縮是古帝王，已知是誰。 <text:line-break/>千載如一瞬，相見不可求，是瞬減目為舜字。 <text:line-break/><text:line-break/><text:line-break/>(2) <text:line-break/>從來左位上尊之，下臨得肉鄙者食；木中有物可坐臥，鳥雀居上隱於枝。 <text:line-break/><text:line-break/>一二句看不明白，求解。 <text:line-break/>三四句木中有物可坐臥，鳥雀居上隱於枝，直覺是有巢。 <text:line-break/>如果不限縮了答案，我猜不出。 <text:line-break/><text:line-break/><text:line-break/>(3) <text:line-break/>天上垂兆如落川，長劍一日足貫穿；儂知人懼故逃逸，食花斷腸世心酸。 <text:line-break/><text:line-break/>第一句不解，按答案推估是示字。 <text:line-break/>第二句是長劍一日貫穿是申字。 <text:line-break/>第三句儂字人逃是農字。第四句是神農嚐百草之意。 <text:line-break/><text:line-break/><text:line-break/>(4) <text:line-break/>世殘尚有心，寅失頭何尋；若然有所立，兩頰淚沾巾。 <text:line-break/><text:line-break/>第一句是廿字,第二句與廿字合是黃字。答案已知。 <text:line-break/>三句的立字，加四句的巾字，接近帝字。 <text:line-break/><text:line-break/>(5) <text:line-break/>此蟲莫語冰，日長高枝鳴，君王過門去，水平天下寧。 <text:line-break/><text:line-break/>第一句夏蟲不可語冰。便想夏禹。但不知拚夏還是拚虫字，因為禹裡面有虫。 <text:line-break/>第二句不解。日長似是夏日之意。 <text:line-break/>三四句是大禹治水，三過家門而不入。 <text:line-break/><text:line-break/>(6) <text:line-break/>鑽木而有燦幽冥，天下由此遂得明；何使命令皆同立，四字歸一天地擎。 <text:line-break/><text:line-break/>第一句鑽木二字，直覺燧人。第二句亦同。 <text:line-break/>一句裡有火，二句裡合遂，也成燧字。 <text:line-break/>三四句不解。求解。 <text:line-break/><text:line-break/>(7) <text:line-break/>但見昏黃晨曦渺，一犬相迎與為好；雖知有義缺其腳，舒氣ㄎㄎ通左竅。 <text:line-break/><text:line-break/>一二句不解。 <text:line-break/>三四句是羲。看前面有犬，故猜伏羲。 <text:line-break/><text:line-break/>(8) <text:line-break/>上尋得其康，下尋得其倉；眾土堆疊甚，兀自一肩扛。 <text:line-break/><text:line-break/>一二句康與倉合，是唐字。 <text:line-break/>三句是垚字，合四句是堯字。 <text:line-break/><text:line-break/>結論：因為答案限縮了，比較好猜。我看左右無人，就先下手了。 </text:p>
      <text:p text:style-name="P2">王修亮   |  2022.02.13 20:56   |   <text:a xlink:type="simple" xlink:href="http://palinfo.habago.org/Entry?Command=Information_PrintForum&amp;iPage=1#FORUM41965"><text:span text:style-name="T1">#</text:span></text:a></text:p>
      <text:p text:style-name="P4">元宵將臨，讓心情閒一會兒，來猜猜燈謎! <text:line-break/><text:line-break/>謎底都是神話傳說時代的帝王，當然順序我都打亂了，謎題簡單，有拆字、合字的，有象形、喻意的。每一首詩猜一位帝王，兩句合一個字，四句共兩個字，。例如：「有巢」、「夏禹」等等。 <text:line-break/><text:line-break/><text:line-break/>謎題如下 <text:line-break/><text:line-break/>踐跡傷虎尾，全身待吳勾；千載如一瞬，相見不可求。 <text:line-break/><text:line-break/>從來左位上尊之，下臨得肉鄙者食；木中有物可坐臥，鳥雀居上隱於枝。 <text:line-break/><text:line-break/>天上垂兆如落川，長劍一日足貫穿；儂知人懼故逃逸，食花斷腸世心酸。 <text:line-break/><text:line-break/>世殘尚有心，寅失頭何尋；若然有所立，兩頰淚沾巾。 <text:line-break/><text:line-break/>此蟲莫語冰，日長高枝鳴，君王過門去，水平天下寧。 <text:line-break/><text:line-break/>鑽木而有燦幽冥，天下由此遂得明；何使命令皆同立，四字歸一天地擎。 <text:line-break/><text:line-break/>但見昏黃晨曦渺，一犬相迎與為好；雖知有義缺其腳，舒氣ㄎㄎ通左竅。 <text:line-break/><text:line-break/>上尋得其康，下尋得其倉；眾土堆疊甚，兀自一肩扛。 </text:p>
      <text:p text:style-name="P2">陳真   |  2022.02.12 11:54   |   <text:a xlink:type="simple" xlink:href="http://palinfo.habago.org/Entry?Command=Information_PrintForum&amp;iPage=1#FORUM41964"><text:span text:style-name="T1">#</text:span></text:a></text:p>
      <text:p text:style-name="P3">跟台灣一樣，烏克蘭是美國的另一顆狗肉炸彈，當美國走狗當得很開心（當然，全世界當美日走狗當得最自豪的就是台灣），也是朝著鼓動長期動亂那樣的方向在拼命炒作，鼓吹男女老幼都拿起武器抵抗俄軍及製造內部動亂，擴大女性徵兵，強迫上戰場，大量購買美國軍火，為美國人賣命。媒體則把這些醜陋邪惡行為給美化、神聖化。 <text:line-break/><text:line-break/>台灣也是朝著同樣的狗肉炸彈方向在做各種積極準備和炒作，洗腦年輕一代包括青少年甚至兒童。 <text:line-break/><text:line-break/>美國在全世界各地發動戰爭與製造戰亂的作法根本無須預測，他始終就是同樣的一整套作法，鼓動內部殘殺，販賣軍火，普遍發給武器，進行內部清洗，血腥屠殺，系統性地消滅異己。 <text:line-break/><text:line-break/>比方說前一陣子的哈薩克斯坦動亂也是一例，藉以傷害中俄。 <text:line-break/><text:line-break/>更可惡的是，就如美國自己所說，烏克蘭的利用價值還遠遠比不上台灣。台灣人死到臨頭還以當狗咬自己親人而十分自豪。 <text:line-break/><text:line-break/>美國這個國家與撒旦無異，而台灣人卻以當他的狗為他賣命為榮。不管藍綠，全是漢奸台奸政權的維護者，為美國主子效忠，為一己私利權位打算，迷惑人民，不但迴避真正的惟一根本問題，而且顛倒是非黑白，無日無之地炒作仇中反華，執行美日殖民者的指令，把台灣推向地獄，藉以打擊祖國。 <text:line-break/><text:line-break/>國民黨內，除了洪秀柱和張亞中等極少數人之外，其實全是跟人渣黨一樣的角色，只是比較清廉，但是漢奸台奸本質並無太大差別。 <text:line-break/><text:line-break/>事實上，除了早日解放，島內沒有什麼重要的事了，大家最好認清事實，棄暗投明，早日醒悟，勿當撒旦工具，陷己身於水火，將後悔莫及。</text:p>
      <text:p text:style-name="P2">孫從輔   |  2022.02.11 11:51   |   <text:a xlink:type="simple" xlink:href="http://palinfo.habago.org/Entry?Command=Information_PrintForum&amp;iPage=1#FORUM41963"><text:span text:style-name="T1">#</text:span></text:a></text:p>
      <text:p text:style-name="P3">Daniel Dumbrill影片裡提到美國軍火公司Raytheon在上季度財報會議上的答問引起我注意。我查了一下原話，該公司CEO在回答國際局勢與公司生意的問題時說：「很顯然，我們看到了國際營銷的機遇。只要看看上週阿聯酋遭無人機攻擊，還有東歐和中國南海的緊張局面，都會推升各國的國防開支。因此，我認為這絕對有利可圖。……首先只是現有庫存的重新分配，但完全可預期2022年各國的國防花費將復甦，公司的訂單出貨比將大幅上升……」 <text:line-break/><text:line-break/>台灣民眾應該要好好看看這段話。許多台灣人心中所謂抗中保台的「偉大志業」，在美國人眼裡只不過是「國際營銷」、「庫存分配」、「訂單出貨比」等生意上的計算而己。 <text:line-break/><text:line-break/>CEO發言原文： <text:a xlink:type="simple" xlink:href="https://tinyurl.com/y9v3scvc"><text:span text:style-name="T4">https://tinyurl.com/y9v3scvc</text:span></text:a><text:s/><text:line-break/>從"I think the answer is obviously"開始的兩段話談國際局勢與公司生意。</text:p>
      <text:p text:style-name="P2">A hsin   |  2022.02.10 16:39   |   <text:a xlink:type="simple" xlink:href="http://palinfo.habago.org/Entry?Command=Information_PrintForum&amp;iPage=1#FORUM41962"><text:span text:style-name="T1">#</text:span></text:a></text:p>
      <text:p text:style-name="P4">網球選手大阪直美從3歲起在美國長大，2019年歸化日本籍並代表日本參加東京奧運會，完全沒有媒體嘩然，谷愛凌的事純粹是因為操弄反中需要。</text:p>
      <text:p text:style-name="P2">孫從輔   |  2022.02.10 04:09   |   <text:a xlink:type="simple" xlink:href="http://palinfo.habago.org/Entry?Command=Information_PrintForum&amp;iPage=1#FORUM41961"><text:span text:style-name="T1">#</text:span></text:a></text:p>
      <text:p text:style-name="P3">整天叫囂要亞裔滾回自己國家的美國FOX新聞台和其一幫受眾，這兩天居然開始痛罵已如他們所願"滾回"中國的運動選手谷愛凌背叛美國，真是可笑至極。新聞台昧著良心做生意倒好理解。荒謬的是一幫受眾們對自己說過的話，做過的事，贊成過的主張，完全沒有一丁點自洽的思考能力。讓這樣的人投票決定國家大事，能有好結果嗎？</text:p>
      <text:p text:style-name="P2">陳真   |  2022.02.09 20:56   |   <text:a xlink:type="simple" xlink:href="http://palinfo.habago.org/Entry?Command=Information_PrintForum&amp;iPage=1#FORUM41960"><text:span text:style-name="T1">#</text:span></text:a></text:p>
      <text:p text:style-name="P4">(續) <text:line-break/><text:line-break/>蔣家年代雖然政治高壓，雖然做為一個異議份子所得的報復慘烈，雖然菁英幾乎全部都是黨棍馬屁精，但我不曾因此感到人性醜陋，因為我知道在政治高壓下，人性之猥瑣求全，難以苛責；烈士情操畢竟只能自勉，無法要求他人。 <text:line-break/><text:line-break/>舊黨國垮台後，在美國扶持下，人渣黨迅速茁壯，以愛台灣為名，展開仇中反華的新一波法西斯。直到這時候，我才第一次強烈感受到人性的骯髒與醜陋。 <text:line-break/><text:line-break/>美醜不是一種行為主義式的概念，也就是說，光從行為本身是無法適當評價的。江洋大盜殺人越貨或各種偷搶拐騙的行為 "本身"，不一定意味著人性之惡。反之亦然，善行也不一定意味著人性之善。相反地，許多時候，恰恰是那些光鮮亮麗、義正辭嚴的言行裏頭，才真正令人感到骯髒醜陋與邪惡。 <text:line-break/><text:line-break/>我不是不敢點名，而是根本沒法點，數量太多了，只能近乎一竿子全打翻。 <text:line-break/><text:line-break/>我不太喜歡舉例，因為我若舉例說明，依照人們的閱讀能力，往往就會聚焦在 "那個" 例子上。但我並不是要談哪個例子 "本身"，而只是藉著例子企圖談例子背後那些難以描述、事關善惡美醜的東西。 <text:line-break/><text:line-break/>我對島內菁英世界有著說不出的強烈反感與極度厭惡，非常骯髒醜陋，充滿心機，最好離我離得越遠越好。可是，我得有詩人般的表達能力，才有可能把那樣一份骯髒醜陋與邪惡表達出來。這些人渣，很多我過去都認識，甚至曾經是朋友。我對他們的人性表現，真的感到很不可思議，原來人性可以醜陋下流到這種地步；不過就是當個官，不過就是圖個前途就業，靈魂卻都能賣了。 <text:line-break/><text:line-break/>在島內菁英世界裏頭，與其問說誰是人渣，倒不如說誰不是，因為前者數量太多了，而後者卻是鳳毛麟角。 <text:line-break/><text:line-break/>例子已經多到根本沒法舉，太多了，幾乎是島內社會的每一個情境樣態全是例子，全是仇中反華，全是抹黑，全是謊言。但這不是病態，不是喪失理性能力，而是恰恰相反，是一種高度精密的政治操弄與洗腦，菁英們爭先恐後完全眛著良心地搶著配合演出。吾友柏楊先生說得對，現實往往比小說還更加戲劇化。 <text:line-break/><text:line-break/>比方說有個台灣的運動員，在私下練習時，身上穿著大陸好友送的一套大陸運動服，然後人渣黨就開始進行政治操弄，根本一點問題也沒有的事，人渣黨卻總是能弄得像什麼滔天大罪那樣。我看到各界菁英許多人渣也紛紛跳出來謾罵，罵這位運動員什麼 "吃裏扒外"，罵他什麼 "傷透台灣人的心" 等等等等等。 <text:line-break/><text:line-break/>過去二十幾年來，千千萬萬的這種事就是這樣不斷地操弄，把大陸人操弄成台灣人不共戴天的仇敵，每天就是不斷這樣搞。 <text:line-break/><text:line-break/>我能理解在這樣一種環境下生活的人，絕大多數是腦殘。腦殘我不介意，我介意的是那些言不由衷、積極表態、積極為惡的各界菁英們。我常納悶，這些人渣，他們到底要怎麼面對自己的良知？或是他們的良心真的被狗給吃了？ <text:line-break/><text:line-break/>今天，如果台灣是一個普遍仇視美日的社會，只要跟美日有關的一切都會遭到攻擊，當我看到有位台灣的運動員穿著美國或日本的運動服，然後我跳出來告訴大家說我好難過好痛心哦，並且痛罵對方無恥，說他傷透台灣人的心，叫他滾出台灣，叫檢調去抓他。請問，你真的會覺得我很棒嗎？你不會對我的人性和人品及心機感到骯髒醜陋嗎？ <text:line-break/><text:line-break/>我的表達能力跟小學生差不多，沒法表達得更微妙，但我相信善惡美醜這種東西是這樣，如果你跟我有著一樣的美感，不需要我表達，你自然就會跟我有同樣規模同樣性質的感受。這樣一種美學與道德上的相似性，就是品味或氣味。所謂知己，就是有著同樣氣味的人。 <text:line-break/><text:line-break/>交友容易，知音難尋。 </text:p>
      <text:p text:style-name="P2">陳真   |  2022.02.09 04:17   |   <text:a xlink:type="simple" xlink:href="http://palinfo.habago.org/Entry?Command=Information_PrintForum&amp;iPage=1#FORUM41959"><text:span text:style-name="T1">#</text:span></text:a></text:p>
      <text:p text:style-name="P3">面對人性醜陋，面對理性之低能，我常有一種 "被淹沒"、滅頂 (overwhelmed) 的絕望感，我懷疑在這人性與理性被徹底扭曲的小島上，語言到底還有多少訴說的意義？ <text:line-break/><text:line-break/>幾十年來，我教的全是 "第一課"，在善惡對錯之理解上，絲毫沒有半點困難之處，就像 "一加一等於二" 那樣，不可能更 "基礎" 了，但是，理當與生俱來便能擁有之如此基礎的常識性認知，事實上依然不曾單獨起作用。 <text:line-break/><text:line-break/>在過去，表面上它似乎發揮了力量，事實上並沒有；那股力量依舊來自外部，而非來自理性或道德本身，真理不會越辨越明，真理只在大炮射程之內。 <text:line-break/><text:line-break/>當年的黨外並沒有因為訴說了真理而獲得力量，而是殖民者依照自身之政治需要而賦予它力量，藉之進行另一波更為醜陋、更加反理性反道德、更為法西斯的政治操作。你看，一模一樣的惡行，甚至比過往蔣家年代更為惡質醜陋的漢奸台奸人渣分贓政治，貪婪邪惡到極點，卻照樣成為所謂民主自由與人權正義的代言人，而島上人們不但絲毫不以為忤，反而引以為榮。 <text:line-break/><text:line-break/>台奸政權如此，背後的美日殖民者更是如此。殖民者長年以來對台灣剝削不斷，予取予求，當成提款機，當成奴才，當成狗，當成人肉炸彈，甚至餵你毒豬，餵你日本人自己都不敢吃的各種輻射食物。你可以不吃豬肉，以避開美國毒豬，但你如何避開所有水果蔬菜與各種海產漁貨？甚至被殖民者與台奸政權積極打造成人肉炸彈，死到臨頭了，台灣人還是照樣熱烈擁戴存心傷害我們以謀取私利的一方。相反地，對岸才是台灣真正的照顧者，卻反而被視為惡魔，視為仇敵。 <text:line-break/><text:line-break/>如此明明白白的簡單事實，當所有媒體與教育完全被徹底壟斷，鋪天蓋地的謊言從小到大日日夜夜洗腦，你想，真理與常識能夠起作用嗎？殖民者完全可以定義一切全然違反事實的善惡。他要說誰是民主燈塔，誰就是民主燈塔。蔣家兩手血腥，數十萬人遭到整肅與酷刑甚至殺害，但蔣家王朝卻是美國當年所極力吹捧的民主燈塔，蔣介石更是被美國以謊言包裝，抬舉為舉世仰望的民主偉人。 <text:line-break/><text:line-break/>這並非說我們應從此消音，放棄語言，放棄鬥爭，而是說：如果沒有一個來自外部、訴諸拳頭與各項實力與權力的力量，那麼，訴說真理不過就是訴說一場夢話。半個多世紀來，被美國為首的西方帝國主義所姦殺擄掠的無數國家與民族，因為帝國侵略而死於戰亂與貧窮的數億人口，難道是因為他們缺乏文化、缺乏訴說真理的能力？印第安人或諸多原住民族往往充滿智慧，但他們卻被高舉人權與自由的西方暴徒給屠殺殆盡。 <text:line-break/><text:line-break/>台灣也一樣，我們的前途與安危不可能依靠島內自身的力量而能確保，最終真正能夠起作用的是來自對岸的力量，才有可能解放台灣可悲的殖民命運。那些以為透過什麼體制內的力量，或是透過什麼選舉與公投之類自欺欺人的投票遊戲，就能保護家園的人，真的該醒一醒。你要嘛，擺明投靠敵營，要不就是集結回歸到祖國的旗幟底下，沒有其它選擇，閃躲只是存心自欺欺人。 <text:line-break/><text:line-break/>這意思是說，你不可能把話講一半，你的一切話語與行為，終究還是得來自一個 "範疇"，從中取得具有現實意義的力量，而不是整天講一些什麼 "捍衛民主自由" 的空口白話。 <text:line-break/><text:line-break/>事實很清楚，如果你真的在乎民主自由與人權，在乎普世價值，那麼，祖國就是個典範，而西方列強則是這一切價值與人命的摧殘者與毀滅者。我這些話事實上就是基本到不能再基本的真理與常識，但它在這個完全被謊言所操控愚弄的島上，有可能因為其完美的事實與價值而單獨起作用嗎？當然不會。腦殘低能的人們一定會嗤之以鼻。 <text:line-break/><text:line-break/>不過，它終究還是會起作用，終究還是會成為一種毫無疑義的世界基本常識，但藉以起作用的力量不會單獨來自真理自身，而是存在導彈的射程之內，存在麥克風與教材的傳播範圍，存在強大的經濟實力底下。</text:p>
      <text:p text:style-name="P2">王修亮   |  2022.02.06 19:24   |   <text:a xlink:type="simple" xlink:href="http://palinfo.habago.org/Entry?Command=Information_PrintForum&amp;iPage=1#FORUM41958"><text:span text:style-name="T1">#</text:span></text:a></text:p>
      <text:p text:style-name="P3">生字與燈謎 <text:line-break/>利用甲骨文學習、加上拆字、合字等等的方法來猜燈謎，是我一貫教生字的方法，快元宵節了，舉幾個例子，讓孩子們也準備準備題材，舉辦燈謎會。 <text:line-break/>學一個生字詞，當然不僅是熟記外形，還要能理解字詞義，所以字詞燈謎，除了技巧上的拆字與合字之外，還需要加上一些「解釋與生活連結」。 <text:line-break/>比如選了「桃」這個字，是植物，拆開來，桃是由「木」和「兆」組成。 <text:line-break/>孩子先查查形音義字典，找到木與兆的意義。 <text:line-break/>「灼龜坼也。」「兆者，灼龜發于火，其可占者。」兆的甲骨文本意是「灼燒龜殼，觀察其裂紋，以卜吉凶」。 <text:line-break/>若是謎底單猜一個「兆」字，就可以使用「解釋法」，例如：「火灼龜甲觀吉凶」。可現在的謎底是桃，旁邊還有個「木」，這裡就需要用生活經驗的連結來思想，樹木和龜甲、火、裂紋之間，可能發生甚麼關係呢？看起來應該是火比較容易連結，畢竟起火是需要木柴的。所以：「燃木灼龜甲，裂紋其何卜」。 <text:line-break/>孩子當然可以用白話文來說：「燃燒了木頭烤龜甲，裂紋卜出甚麼吉凶呢？」 <text:line-break/>這是「生字教學式」燈謎，認識甲骨文的原意，能連結生活經驗，對字形組合有概念。 <text:line-break/>在五千年的歷史裡，字的形音義變化、繁衍太多了，「兆」也可以是數量，百億、千億之後是兆，所以是「億億」。「億億支獨木」也可以做個簡單的題，只是沒有探索到甲骨文的原意，但是不妨做個附題，兩題並列，謎底相同。 <text:line-break/>家長不妨讓孩子翻翻形音義大字典來找題材，例如「戶：護也。半門曰戶」「門：從二戶」，「戶」是「單扇門」，門則是「兩扇戶」。 <text:line-break/>「半門」、「單扇門」是戶，那麼「房、扉、肩、扇」等字，就可以從「方、非、肉、羽」的字形與生活經驗來連結出題。 <text:line-break/>「戶戶」、「兩戶」都是門，那麼「間、問、閃、閏、悶、聞」等等字，就可以連結出謎題。 <text:line-break/>再例如「木，冒也，冒地而生。東方之行(金木水火土五行，東方屬木)。从屮，下象其根。」 <text:line-break/>「《說文》：萅（春），推也。从艸，从日，艸，春時生也，屯聲。。」 <text:line-break/>所以「冒地而生長」是木，「五行在東方」也是木，加上「四季草初青」的「春」，就是「樁」字。 <text:line-break/>這樣的出題法，對字詞的原意與解釋會更深刻。 <text:line-break/>部首雖然是近代的文字歸類方式，有些歸類不盡完善，但是在文字學習上還是頗有用處的。孩子若是想不出謎題，以部首索引來翻翻字典，找找靈感，是不錯的方法，也可以藉機讓孩子認識、探索更多的字。 <text:line-break/><text:line-break/>過幾天來猜燈謎，我只有這個長處，就努力使用這個長處。</text:p>
      <text:p text:style-name="P2">Xuan-wei   |  2022.02.05 14:07   |   <text:a xlink:type="simple" xlink:href="http://palinfo.habago.org/Entry?Command=Information_PrintForum&amp;iPage=1#FORUM41957"><text:span text:style-name="T1">#</text:span></text:a></text:p>
      <text:p text:style-name="P4">令人憂心的消息，看起來是版主之前示警的滅台計畫的進行式。 <text:line-break/>底下是研究相關生物政治議題的學者的facebook貼文。 <text:line-break/><text:a xlink:type="simple" xlink:href="https://www.facebook.com/1633704609/posts/10225305775224747/"><text:span text:style-name="T4">https://www.facebook.com/1633704609/posts/10225305775224747/</text:span></text:a></text:p>
      <text:p text:style-name="P2">孫從輔   |  2022.02.05 01:59   |   <text:a xlink:type="simple" xlink:href="http://palinfo.habago.org/Entry?Command=Information_PrintForum&amp;iPage=1#FORUM41956"><text:span text:style-name="T1">#</text:span></text:a></text:p>
      <text:p text:style-name="P5"><text:span text:style-name="T2">YouTube 在三個月前就宣布不公開顯示dislike了，見此 <text:line-break/><text:line-break/></text:span><text:a xlink:type="simple" xlink:href="https://blog.youtube/news-and-events/update-to-youtube/"><text:span text:style-name="T3">https://blog.youtube/news-and-events/update-to-youtube/</text:span></text:a><text:span text:style-name="T2"><text:s/><text:line-break/><text:line-break/>知道這點才不會誤讀形勢。</text:span></text:p>
      <text:p text:style-name="P2">嗯呵   |  2022.02.04 23:51   |   <text:a xlink:type="simple" xlink:href="http://palinfo.habago.org/Entry?Command=Information_PrintForum&amp;iPage=1#FORUM41955"><text:span text:style-name="T1">#</text:span></text:a></text:p>
      <text:p text:style-name="P4">丞相，起風了。？！ <text:line-break/><text:line-break/>句號、問號、驚嘆號。將來會是哪一個？ <text:line-break/><text:line-break/><text:line-break/>等了七天，竟然沒有一個〝不喜歡〞的噓聲（thumbs down）？並且，最少一萬四千個點讚。 <text:line-break/><text:line-break/>立春之時北京冬奧開幕，特此擷個畫面引為彩頭。 <text:line-break/><text:line-break/><text:a xlink:type="simple" xlink:href="https://i.imgur.com/fRiNBUU.png"><text:span text:style-name="T4">https://i.imgur.com/fRiNBUU.png</text:span></text:a><text:s/><text:line-break/><text:line-break/><text:line-break/>李梓敬激辯BBC主持 稱香港美國自由程度沒分別－ BBC News 中文 <text:line-break/><text:a xlink:type="simple" xlink:href="https://www.youtube.com/watch?v=zoppegJlF_o"><text:span text:style-name="T4">https://www.youtube.com/watch?v=zoppegJlF_o</text:span></text:a></text:p>
      <text:p text:style-name="P2">陳真   |  2022.02.03 23:26   |   <text:a xlink:type="simple" xlink:href="http://palinfo.habago.org/Entry?Command=Information_PrintForum&amp;iPage=1#FORUM41954"><text:span text:style-name="T1">#</text:span></text:a></text:p>
      <text:p text:style-name="P3">(又續) <text:line-break/><text:line-break/>2016年10月29號我寫了底下這麼一些話： <text:line-break/><text:line-break/>"最近讀到應該是蘇格拉底的一段話，頗有啟發，老實說，我還蠻感動。很湊巧的是，周星馳也講過類似的話。周星馳說，他拍戲常惹人厭，因為他總希望可以 '再更好一點點'，哪怕只是一點點，他也不想放棄這個或許可以改善得更好的一點點可能性。周星馳說，不管大大小小的方面，他就是希望可以 '再更好一點點'，所以他經常一個鏡頭拍了一百多遍，就只為了這個 '一點點'。 <text:line-break/><text:line-break/>至於蘇格拉底是這麼說的，他說，'我寧可做對做好哪怕只是一點點，也不想做錯做爛卻做了很多。' <text:line-break/><text:line-break/>我也常這麼相信，倘若我可以把哪怕只是一個字寫好，也許我就能寫出一整個世界。 <text:line-break/><text:line-break/>有一天，一群朋友去拜訪福婁拜(Gustave Flaubert)，福婁拜寒喧幾句後就說他得上樓工作，他正忙著寫 "包法利夫人"，於是留下朋友們，自己溜進書房工作。直到晚餐時刻，福婁拜才出房們。朋友們說，寫得如何啊？進度還好吧。福婁拜說，嗯，還不錯哦，我給昨天寫好的東西加了一個逗號。 <text:line-break/><text:line-break/>隔天，朋友們又來了，福婁拜又說要忙著寫書，於是又溜進書房用功。晚餐時刻才又出現。朋友們說，怎麼樣，靈感還不錯吧，寫得還好嗎？福婁拜說：嗯，還不錯，我把昨天加上去的那個標點符號刪掉了。 <text:line-break/><text:line-break/>常想起這個真實故事，很感動，漫漫一生，就只為了這麼一點點。雖然只是一點點，但做對做好也許更重要。特別是在一些很重要的東西上，人還是不要便宜行事比較好，舉頭三尺不一定有神明，也許神明就住在哪怕只是一個標點符號上。" <text:line-break/><text:line-break/>以上是幾年前寫的。 <text:line-break/><text:line-break/>我總覺得，我好像是自己最忠實的讀者，我知道應該以什麼樣的速度和心態來看自己寫的東西，我知道自己寫了些什麼，絕無可能有一絲誤解。而且，我還同情我自己，為了這麼一點雞毛蒜皮卻驚滔駭浪。老實說，除了自己，誰還鳥你什麼標點符號？根本一文不值。 <text:line-break/><text:line-break/>巴勒網準備搬家，很多事沒法公開說，只能說這些年真是驚滔駭浪，非常痛苦。可悲的是，我對之感到極端痛苦之事，世上不知道會有幾人在乎？內部設定稍有個什麼風吹草動或亂碼，我就能嚇出一身冷汗。Oscar Wilde說得對："詩人能挺過一切劫難，除了印刷錯誤。" 要是人生可以重來，我肯定要把電腦學好。詩人確實能挺過一切劫難，除了電腦故障及網站搬家。 <text:line-break/><text:line-break/>除了在報上和黨外雜誌寫過文章，我這輩子從沒出版過任何書，也不投稿期刊，二十幾年來卻寫壞了至少六、七個硬碟；每壞一個硬碟，就是一場史詩級的災難。每想到散落各處陰暗潮溼角落的毀壞硬碟，我就有一種痛不欲生的感覺。硬碟裏頭沒什麼大不了的東西，不過是一些 "標點符號"，但它們畢竟是我的 "小孩"，將來成不成器不知道，但他們好歹是我的 "小孩"，可是似乎就這樣一個個毀了，我根本沒有時間和能力去保護他們的存在。我常告訴他們說，過兩天把拔有空就會來救你們，但是二十多年過去了，"小孩" 們依舊不見天日，生死未卜。 <text:line-break/><text:line-break/>至於巴勒網，還好有阿遠、怡靜和一位武林高手相助，否則恐怕又是一場災難。但是，搬遷過程中我還是日夜捏著一把冷汗。當然，那只是對我自己而言是災難，客觀上來說卻沒啥好說的。這就是一種個性，我知道我之脫隊而行，我之所為之事，根本微不足道，但我卻睹上一生。 </text:p>
      <text:p text:style-name="P2">陳真   |  2022.02.02 06:08   |   <text:a xlink:type="simple" xlink:href="http://palinfo.habago.org/Entry?Command=Information_PrintForum&amp;iPage=1#FORUM41953"><text:span text:style-name="T1">#</text:span></text:a></text:p>
      <text:p text:style-name="P4">（再續） <text:line-break/><text:line-break/>個性關乎數量，無關善惡。“我”是1，而人們卻往往是全部。 <text:line-break/><text:line-break/>一個人如果有其個性，就會跟群眾產生某種不太友善的距離，不易親近，不易溝通，更不可能“討喜”了。反之，想要順應眾人者，才會想討其歡喜，進而炫技、迎合，缺乏個人“語言”。 <text:line-break/><text:line-break/>我常覺得，撇開公眾事務或知識不談，純粹就我個人之需要而言，我實在不知道上網到底是要看什麼。在網上，我常一片茫然，網路對我而言根本就是多餘的。原因無它，人們的個性往往引不起我絲毫的興趣，我不相信一種面目模糊乃至普遍猥瑣的心靈能夠帶給我任何的觸動，甚至知識與思想亦如是。 <text:line-break/><text:line-break/>這不是什麼文人相輕，而只是人事物之所必然，畢竟作品不可能比人大。一個人本身如果無足可觀，他哪有可能還會有什麼動人的“作品”或知識？ <text:line-break/><text:line-break/>當然，這並不是說“他們”的生命只是一團毫無意義的存在；恰恰相反，在隱密的個別事物上，所有人都還是一樣的，並無差別。悲歡內容也許不同，本質則一，無從規避。 <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